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METRY_1" table:style-name="ta1">
        <table:shapes>
          <draw:frame draw:z-index="0" draw:style-name="gr1" draw:text-style-name="P1" svg:width="188.01mm" svg:height="152.63mm" svg:x="158.19mm" svg:y="38.11mm">
            <draw:object draw:notify-on-update-of-ranges="GEOMETRY_1.A33:GEOMETRY_1.A33 GEOMETRY_1.A34:GEOMETRY_1.A144 GEOMETRY_1.B33:GEOMETRY_1.B33 GEOMETRY_1.B34:GEOMETRY_1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5.25)" office:value-type="float" office:value="0.789761486527434" calcext:value-type="float">
            <text:p>0.78976148652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4.5)" office:value-type="float" office:value="0.427605666738611" calcext:value-type="float">
            <text:p>0.42760566673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office:value-type="float" office:value="80.2" calcext:value-type="float">
            <text:p>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5.5092687811643" calcext:value-type="float">
            <text:p>-35.509268781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5.2007362227984" calcext:value-type="float">
            <text:p>-35.2007362227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3.2583980610304" calcext:value-type="float">
            <text:p>-33.25839806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72.9788939242988" calcext:value-type="float">
            <text:p>-72.97889392429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21967.7443816818" calcext:value-type="float">
            <text:p>-21967.744381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.06641899875609" calcext:value-type="float">
            <text:p>5.0664189987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2.2508707201339" calcext:value-type="float">
            <text:p>-2.2508707201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47.834866742512" calcext:value-type="float">
            <text:p>147.834866742512</text:p>
          </table:table-cell>
          <table:table-cell table:formula="of:= ASIN(  ([.A29]^2 + [.B$22]) / ([.B$23] * SQRT( [.A29]^2 + [.B$24]^2)) ) - ATAN( [.B$25] / [.A29] )" office:value-type="float" office:value="-2.65412691824451E-016" calcext:value-type="float">
            <text:p>-2.65412691824451E-16</text:p>
          </table:table-cell>
          <table:table-cell table:formula="of:= DEGREES([.B29])" office:value-type="float" office:value="-0.0000000000000152070270707474" calcext:value-type="float">
            <text:p>-1.52070270707474E-14</text:p>
          </table:table-cell>
          <table:table-cell table:formula="of:=[.B29]^2" office:value-type="float" office:value="7.04438969815013E-032" calcext:value-type="float">
            <text:p>7.04438969815013E-32</text:p>
          </table:table-cell>
        </table:table-row>
        <table:table-row table:style-name="ro1">
          <table:table-cell office:value-type="float" office:value="147.835046" calcext:value-type="float">
            <text:p>147.835046</text:p>
          </table:table-cell>
          <table:table-cell table:formula="of:= ASIN(  ([.A30]^2 + [.B$22]) / ([.B$23] * SQRT( [.A30]^2 + [.B$24]^2)) ) - ATAN( [.B$25] / [.A30] )" office:value-type="float" office:value="0.0000071669009853257" calcext:value-type="float">
            <text:p>7.1669009853257E-06</text:p>
          </table:table-cell>
          <table:table-cell table:formula="of:= DEGREES([.B30])" office:value-type="float" office:value="0.000410633178647314" calcext:value-type="float">
            <text:p>0.000410633178647</text:p>
          </table:table-cell>
          <table:table-cell table:formula="of:=[.B30]^2" office:value-type="float" office:value="0.0000000000513644697334625" calcext:value-type="float">
            <text:p>5.13644697334625E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1.29205200353187" calcext:value-type="float">
            <text:p>-1.29205200353187</text:p>
          </table:table-cell>
          <table:table-cell table:formula="of:= DEGREES([.B34])" office:value-type="float" office:value="-74.0291267137985" calcext:value-type="float">
            <text:p>-74.029126713798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1.27420756078942" calcext:value-type="float">
            <text:p>-1.27420756078942</text:p>
          </table:table-cell>
          <table:table-cell table:formula="of:= DEGREES([.B35])" office:value-type="float" office:value="-73.0067154568928" calcext:value-type="float">
            <text:p>-73.0067154568928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1.2574289558751" calcext:value-type="float">
            <text:p>-1.2574289558751</text:p>
          </table:table-cell>
          <table:table-cell table:formula="of:= DEGREES([.B36])" office:value-type="float" office:value="-72.0453722091849" calcext:value-type="float">
            <text:p>-72.0453722091849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1.24154366263891" calcext:value-type="float">
            <text:p>-1.24154366263891</text:p>
          </table:table-cell>
          <table:table-cell table:formula="of:= DEGREES([.B37])" office:value-type="float" office:value="-71.1352119504238" calcext:value-type="float">
            <text:p>-71.1352119504238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1.22642111674557" calcext:value-type="float">
            <text:p>-1.22642111674557</text:p>
          </table:table-cell>
          <table:table-cell table:formula="of:= DEGREES([.B38])" office:value-type="float" office:value="-70.2687538952424" calcext:value-type="float">
            <text:p>-70.2687538952424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1.21195968378831" calcext:value-type="float">
            <text:p>-1.21195968378831</text:p>
          </table:table-cell>
          <table:table-cell table:formula="of:= DEGREES([.B39])" office:value-type="float" office:value="-69.4401748210802" calcext:value-type="float">
            <text:p>-69.4401748210802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1.19807841048211" calcext:value-type="float">
            <text:p>-1.19807841048211</text:p>
          </table:table-cell>
          <table:table-cell table:formula="of:= DEGREES([.B40])" office:value-type="float" office:value="-68.6448364463674" calcext:value-type="float">
            <text:p>-68.6448364463674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1.18471157377332" calcext:value-type="float">
            <text:p>-1.18471157377332</text:p>
          </table:table-cell>
          <table:table-cell table:formula="of:= DEGREES([.B41])" office:value-type="float" office:value="-67.878973117513" calcext:value-type="float">
            <text:p>-67.878973117513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1.1718049486333" calcext:value-type="float">
            <text:p>-1.1718049486333</text:p>
          </table:table-cell>
          <table:table-cell table:formula="of:= DEGREES([.B42])" office:value-type="float" office:value="-67.1394779692321" calcext:value-type="float">
            <text:p>-67.1394779692321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1.15931317527308" calcext:value-type="float">
            <text:p>-1.15931317527308</text:p>
          </table:table-cell>
          <table:table-cell table:formula="of:= DEGREES([.B43])" office:value-type="float" office:value="-66.423752077058" calcext:value-type="float">
            <text:p>-66.42375207705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1.14719785410959" calcext:value-type="float">
            <text:p>-1.14719785410959</text:p>
          </table:table-cell>
          <table:table-cell table:formula="of:= DEGREES([.B44])" office:value-type="float" office:value="-65.7295953069441" calcext:value-type="float">
            <text:p>-65.7295953069441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1.13542613676065" calcext:value-type="float">
            <text:p>-1.13542613676065</text:p>
          </table:table-cell>
          <table:table-cell table:formula="of:= DEGREES([.B45])" office:value-type="float" office:value="-65.055125585229" calcext:value-type="float">
            <text:p>-65.055125585229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1.12396966380037" calcext:value-type="float">
            <text:p>-1.12396966380037</text:p>
          </table:table-cell>
          <table:table-cell table:formula="of:= DEGREES([.B46])" office:value-type="float" office:value="-64.3987180364992" calcext:value-type="float">
            <text:p>-64.3987180364992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1.11280375035341" calcext:value-type="float">
            <text:p>-1.11280375035341</text:p>
          </table:table-cell>
          <table:table-cell table:formula="of:= DEGREES([.B47])" office:value-type="float" office:value="-63.7589583215801" calcext:value-type="float">
            <text:p>-63.7589583215801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1.10190675232145" calcext:value-type="float">
            <text:p>-1.10190675232145</text:p>
          </table:table-cell>
          <table:table-cell table:formula="of:= DEGREES([.B48])" office:value-type="float" office:value="-63.1346063249864" calcext:value-type="float">
            <text:p>-63.1346063249864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1.09125956656583" calcext:value-type="float">
            <text:p>-1.09125956656583</text:p>
          </table:table-cell>
          <table:table-cell table:formula="of:= DEGREES([.B49])" office:value-type="float" office:value="-62.5245675174974" calcext:value-type="float">
            <text:p>-62.5245675174974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1.08084523198793" calcext:value-type="float">
            <text:p>-1.08084523198793</text:p>
          </table:table-cell>
          <table:table-cell table:formula="of:= DEGREES([.B50])" office:value-type="float" office:value="-61.9278700997467" calcext:value-type="float">
            <text:p>-61.9278700997467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1.07064860767817" calcext:value-type="float">
            <text:p>-1.07064860767817</text:p>
          </table:table-cell>
          <table:table-cell table:formula="of:= DEGREES([.B51])" office:value-type="float" office:value="-61.3436465615169" calcext:value-type="float">
            <text:p>-61.3436465615169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1.06065611068263" calcext:value-type="float">
            <text:p>-1.06065611068263</text:p>
          </table:table-cell>
          <table:table-cell table:formula="of:= DEGREES([.B52])" office:value-type="float" office:value="-60.7711186568757" calcext:value-type="float">
            <text:p>-60.7711186568757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1.05085550042245" calcext:value-type="float">
            <text:p>-1.05085550042245</text:p>
          </table:table-cell>
          <table:table-cell table:formula="of:= DEGREES([.B53])" office:value-type="float" office:value="-60.2095850523144" calcext:value-type="float">
            <text:p>-60.209585052314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1.0412357000066" calcext:value-type="float">
            <text:p>-1.0412357000066</text:p>
          </table:table-cell>
          <table:table-cell table:formula="of:= DEGREES([.B54])" office:value-type="float" office:value="-59.658411088728" calcext:value-type="float">
            <text:p>-59.658411088728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1.03178664700364" calcext:value-type="float">
            <text:p>-1.03178664700364</text:p>
          </table:table-cell>
          <table:table-cell table:formula="of:= DEGREES([.B55])" office:value-type="float" office:value="-59.117020231263" calcext:value-type="float">
            <text:p>-59.117020231263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1.02249916794579" calcext:value-type="float">
            <text:p>-1.02249916794579</text:p>
          </table:table-cell>
          <table:table-cell table:formula="of:= DEGREES([.B56])" office:value-type="float" office:value="-58.5848868789324" calcext:value-type="float">
            <text:p>-58.5848868789324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1.01336487210977" calcext:value-type="float">
            <text:p>-1.01336487210977</text:p>
          </table:table-cell>
          <table:table-cell table:formula="of:= DEGREES([.B57])" office:value-type="float" office:value="-58.0615302787045" calcext:value-type="float">
            <text:p>-58.0615302787045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1.00437606107467" calcext:value-type="float">
            <text:p>-1.00437606107467</text:p>
          </table:table-cell>
          <table:table-cell table:formula="of:= DEGREES([.B58])" office:value-type="float" office:value="-57.5465093435524" calcext:value-type="float">
            <text:p>-57.5465093435524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995525651284246" calcext:value-type="float">
            <text:p>-0.995525651284246</text:p>
          </table:table-cell>
          <table:table-cell table:formula="of:= DEGREES([.B59])" office:value-type="float" office:value="-57.0394182155999" calcext:value-type="float">
            <text:p>-57.0394182155999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986807107399008" calcext:value-type="float">
            <text:p>-0.986807107399008</text:p>
          </table:table-cell>
          <table:table-cell table:formula="of:= DEGREES([.B60])" office:value-type="float" office:value="-56.5398824474761" calcext:value-type="float">
            <text:p>-56.5398824474761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978214384655742" calcext:value-type="float">
            <text:p>-0.978214384655742</text:p>
          </table:table-cell>
          <table:table-cell table:formula="of:= DEGREES([.B61])" office:value-type="float" office:value="-56.0475556997609" calcext:value-type="float">
            <text:p>-56.0475556997609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96974187879007" calcext:value-type="float">
            <text:p>-0.96974187879007</text:p>
          </table:table-cell>
          <table:table-cell table:formula="of:= DEGREES([.B62])" office:value-type="float" office:value="-55.562116871758" calcext:value-type="float">
            <text:p>-55.562116871758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961384382343558" calcext:value-type="float">
            <text:p>-0.961384382343558</text:p>
          </table:table-cell>
          <table:table-cell table:formula="of:= DEGREES([.B63])" office:value-type="float" office:value="-55.0832675980774" calcext:value-type="float">
            <text:p>-55.083267598077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953137046387936" calcext:value-type="float">
            <text:p>-0.953137046387936</text:p>
          </table:table-cell>
          <table:table-cell table:formula="of:= DEGREES([.B64])" office:value-type="float" office:value="-54.6107300555937" calcext:value-type="float">
            <text:p>-54.6107300555937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944995346867584" calcext:value-type="float">
            <text:p>-0.944995346867584</text:p>
          </table:table-cell>
          <table:table-cell table:formula="of:= DEGREES([.B65])" office:value-type="float" office:value="-54.1442450350139" calcext:value-type="float">
            <text:p>-54.1442450350139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936955054897113" calcext:value-type="float">
            <text:p>-0.936955054897113</text:p>
          </table:table-cell>
          <table:table-cell table:formula="of:= DEGREES([.B66])" office:value-type="float" office:value="-53.6835702390529" calcext:value-type="float">
            <text:p>-53.6835702390529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9290122104604" calcext:value-type="float">
            <text:p>-0.9290122104604</text:p>
          </table:table-cell>
          <table:table-cell table:formula="of:= DEGREES([.B67])" office:value-type="float" office:value="-53.2284787755003" calcext:value-type="float">
            <text:p>-53.2284787755003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921163099046893" calcext:value-type="float">
            <text:p>-0.921163099046893</text:p>
          </table:table-cell>
          <table:table-cell table:formula="of:= DEGREES([.B68])" office:value-type="float" office:value="-52.7787578185784" calcext:value-type="float">
            <text:p>-52.7787578185784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913404230833982" calcext:value-type="float">
            <text:p>-0.913404230833982</text:p>
          </table:table-cell>
          <table:table-cell table:formula="of:= DEGREES([.B69])" office:value-type="float" office:value="-52.3342074161804" calcext:value-type="float">
            <text:p>-52.3342074161804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905732322084351" calcext:value-type="float">
            <text:p>-0.905732322084351</text:p>
          </table:table-cell>
          <table:table-cell table:formula="of:= DEGREES([.B70])" office:value-type="float" office:value="-51.8946394240171" calcext:value-type="float">
            <text:p>-51.8946394240171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898144278476958" calcext:value-type="float">
            <text:p>-0.898144278476958</text:p>
          </table:table-cell>
          <table:table-cell table:formula="of:= DEGREES([.B71])" office:value-type="float" office:value="-51.4598765505522" calcext:value-type="float">
            <text:p>-51.4598765505522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890637180131548" calcext:value-type="float">
            <text:p>-0.890637180131548</text:p>
          </table:table-cell>
          <table:table-cell table:formula="of:= DEGREES([.B72])" office:value-type="float" office:value="-51.0297514989706" calcext:value-type="float">
            <text:p>-51.0297514989706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883208268121081" calcext:value-type="float">
            <text:p>-0.883208268121081</text:p>
          </table:table-cell>
          <table:table-cell table:formula="of:= DEGREES([.B73])" office:value-type="float" office:value="-50.6041061943967" calcext:value-type="float">
            <text:p>-50.604106194396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875854932295284" calcext:value-type="float">
            <text:p>-0.875854932295284</text:p>
          </table:table-cell>
          <table:table-cell table:formula="of:= DEGREES([.B74])" office:value-type="float" office:value="-50.1827910862363" calcext:value-type="float">
            <text:p>-50.1827910862363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868574700262893" calcext:value-type="float">
            <text:p>-0.868574700262893</text:p>
          </table:table-cell>
          <table:table-cell table:formula="of:= DEGREES([.B75])" office:value-type="float" office:value="-49.7656645169043" calcext:value-type="float">
            <text:p>-49.7656645169043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861365227400584" calcext:value-type="float">
            <text:p>-0.861365227400584</text:p>
          </table:table-cell>
          <table:table-cell table:formula="of:= DEGREES([.B76])" office:value-type="float" office:value="-49.3525921493799" calcext:value-type="float">
            <text:p>-49.3525921493799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854224287774092" calcext:value-type="float">
            <text:p>-0.854224287774092</text:p>
          </table:table-cell>
          <table:table-cell table:formula="of:= DEGREES([.B77])" office:value-type="float" office:value="-48.9434464470241" calcext:value-type="float">
            <text:p>-48.9434464470241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847149765871718" calcext:value-type="float">
            <text:p>-0.847149765871718</text:p>
          </table:table-cell>
          <table:table-cell table:formula="of:= DEGREES([.B78])" office:value-type="float" office:value="-48.5381061999453" calcext:value-type="float">
            <text:p>-48.5381061999453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840139649063168" calcext:value-type="float">
            <text:p>-0.840139649063168</text:p>
          </table:table-cell>
          <table:table-cell table:formula="of:= DEGREES([.B79])" office:value-type="float" office:value="-48.1364560929217" calcext:value-type="float">
            <text:p>-48.1364560929217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833192020707374" calcext:value-type="float">
            <text:p>-0.833192020707374</text:p>
          </table:table-cell>
          <table:table-cell table:formula="of:= DEGREES([.B80])" office:value-type="float" office:value="-47.7383863105092" calcext:value-type="float">
            <text:p>-47.7383863105092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826305053842375" calcext:value-type="float">
            <text:p>-0.826305053842375</text:p>
          </table:table-cell>
          <table:table-cell table:formula="of:= DEGREES([.B81])" office:value-type="float" office:value="-47.3437921754984" calcext:value-type="float">
            <text:p>-47.3437921754984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819477005398265" calcext:value-type="float">
            <text:p>-0.819477005398265</text:p>
          </table:table-cell>
          <table:table-cell table:formula="of:= DEGREES([.B82])" office:value-type="float" office:value="-46.95257381734" calcext:value-type="float">
            <text:p>-46.95257381734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812706210881178" calcext:value-type="float">
            <text:p>-0.812706210881178</text:p>
          </table:table-cell>
          <table:table-cell table:formula="of:= DEGREES([.B83])" office:value-type="float" office:value="-46.5646358675606" calcext:value-type="float">
            <text:p>-46.564635867560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805991079482308" calcext:value-type="float">
            <text:p>-0.805991079482308</text:p>
          </table:table-cell>
          <table:table-cell table:formula="of:= DEGREES([.B84])" office:value-type="float" office:value="-46.1798871795295" calcext:value-type="float">
            <text:p>-46.1798871795295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799330089571116" calcext:value-type="float">
            <text:p>-0.799330089571116</text:p>
          </table:table-cell>
          <table:table-cell table:formula="of:= DEGREES([.B85])" office:value-type="float" office:value="-45.798240570239" calcext:value-type="float">
            <text:p>-45.798240570239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792721784536541" calcext:value-type="float">
            <text:p>-0.792721784536541</text:p>
          </table:table-cell>
          <table:table-cell table:formula="of:= DEGREES([.B86])" office:value-type="float" office:value="-45.4196125820228" calcext:value-type="float">
            <text:p>-45.4196125820228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786164768943856" calcext:value-type="float">
            <text:p>-0.786164768943856</text:p>
          </table:table-cell>
          <table:table-cell table:formula="of:= DEGREES([.B87])" office:value-type="float" office:value="-45.0439232623605" calcext:value-type="float">
            <text:p>-45.0439232623605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779657704978429" calcext:value-type="float">
            <text:p>-0.779657704978429</text:p>
          </table:table-cell>
          <table:table-cell table:formula="of:= DEGREES([.B88])" office:value-type="float" office:value="-44.6710959601199" calcext:value-type="float">
            <text:p>-44.6710959601199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773199309150623" calcext:value-type="float">
            <text:p>-0.773199309150623</text:p>
          </table:table-cell>
          <table:table-cell table:formula="of:= DEGREES([.B89])" office:value-type="float" office:value="-44.3010571367617" calcext:value-type="float">
            <text:p>-44.3010571367617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766788349238765" calcext:value-type="float">
            <text:p>-0.766788349238765</text:p>
          </table:table-cell>
          <table:table-cell table:formula="of:= DEGREES([.B90])" office:value-type="float" office:value="-43.9337361911847" calcext:value-type="float">
            <text:p>-43.9337361911847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760423641449519" calcext:value-type="float">
            <text:p>-0.760423641449519</text:p>
          </table:table-cell>
          <table:table-cell table:formula="of:= DEGREES([.B91])" office:value-type="float" office:value="-43.5690652970268" calcext:value-type="float">
            <text:p>-43.5690652970268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754104047777031" calcext:value-type="float">
            <text:p>-0.754104047777031</text:p>
          </table:table-cell>
          <table:table-cell table:formula="of:= DEGREES([.B92])" office:value-type="float" office:value="-43.2069792513557" calcext:value-type="float">
            <text:p>-43.2069792513557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747828473544143" calcext:value-type="float">
            <text:p>-0.747828473544143</text:p>
          </table:table-cell>
          <table:table-cell table:formula="of:= DEGREES([.B93])" office:value-type="float" office:value="-42.8474153337902" calcext:value-type="float">
            <text:p>-42.8474153337902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741595865110517" calcext:value-type="float">
            <text:p>-0.741595865110517</text:p>
          </table:table-cell>
          <table:table-cell table:formula="of:= DEGREES([.B94])" office:value-type="float" office:value="-42.4903131751857" calcext:value-type="float">
            <text:p>-42.4903131751857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735405207734065" calcext:value-type="float">
            <text:p>-0.735405207734065</text:p>
          </table:table-cell>
          <table:table-cell table:formula="of:= DEGREES([.B95])" office:value-type="float" office:value="-42.1356146351035" calcext:value-type="float">
            <text:p>-42.1356146351035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729255523573317" calcext:value-type="float">
            <text:p>-0.729255523573317</text:p>
          </table:table-cell>
          <table:table-cell table:formula="of:= DEGREES([.B96])" office:value-type="float" office:value="-41.7832636873542" calcext:value-type="float">
            <text:p>-41.7832636873542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723145869819552" calcext:value-type="float">
            <text:p>-0.723145869819552</text:p>
          </table:table-cell>
          <table:table-cell table:formula="of:= DEGREES([.B97])" office:value-type="float" office:value="-41.4332063129772" calcext:value-type="float">
            <text:p>-41.4332063129772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717075336948511" calcext:value-type="float">
            <text:p>-0.717075336948511</text:p>
          </table:table-cell>
          <table:table-cell table:formula="of:= DEGREES([.B98])" office:value-type="float" office:value="-41.0853904000711" calcext:value-type="float">
            <text:p>-41.0853904000711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711043047082503" calcext:value-type="float">
            <text:p>-0.711043047082503</text:p>
          </table:table-cell>
          <table:table-cell table:formula="of:= DEGREES([.B99])" office:value-type="float" office:value="-40.7397656499493" calcext:value-type="float">
            <text:p>-40.7397656499493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705048152454464" calcext:value-type="float">
            <text:p>-0.705048152454464</text:p>
          </table:table-cell>
          <table:table-cell table:formula="of:= DEGREES([.B100])" office:value-type="float" office:value="-40.396283489137" calcext:value-type="float">
            <text:p>-40.396283489137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699089833966349" calcext:value-type="float">
            <text:p>-0.699089833966349</text:p>
          </table:table-cell>
          <table:table-cell table:formula="of:= DEGREES([.B101])" office:value-type="float" office:value="-40.0548969867732" calcext:value-type="float">
            <text:p>-40.0548969867732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693167299834842" calcext:value-type="float">
            <text:p>-0.693167299834842</text:p>
          </table:table-cell>
          <table:table-cell table:formula="of:= DEGREES([.B102])" office:value-type="float" office:value="-39.7155607770157" calcext:value-type="float">
            <text:p>-39.7155607770157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635753095110238" calcext:value-type="float">
            <text:p>-0.635753095110238</text:p>
          </table:table-cell>
          <table:table-cell table:formula="of:= DEGREES([.B103])" office:value-type="float" office:value="-36.4259691621958" calcext:value-type="float">
            <text:p>-36.4259691621958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581208275080314" calcext:value-type="float">
            <text:p>-0.581208275080314</text:p>
          </table:table-cell>
          <table:table-cell table:formula="of:= DEGREES([.B104])" office:value-type="float" office:value="-33.3007811801806" calcext:value-type="float">
            <text:p>-33.3007811801806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-0.529045745078219" calcext:value-type="float">
            <text:p>-0.529045745078219</text:p>
          </table:table-cell>
          <table:table-cell table:formula="of:= DEGREES([.B105])" office:value-type="float" office:value="-30.312088362336" calcext:value-type="float">
            <text:p>-30.312088362336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-0.478889852638099" calcext:value-type="float">
            <text:p>-0.478889852638099</text:p>
          </table:table-cell>
          <table:table-cell table:formula="of:= DEGREES([.B106])" office:value-type="float" office:value="-27.438367407805" calcext:value-type="float">
            <text:p>-27.438367407805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-0.430442797957584" calcext:value-type="float">
            <text:p>-0.430442797957584</text:p>
          </table:table-cell>
          <table:table-cell table:formula="of:= DEGREES([.B107])" office:value-type="float" office:value="-24.662555644772" calcext:value-type="float">
            <text:p>-24.662555644772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-0.383462941090681" calcext:value-type="float">
            <text:p>-0.383462941090681</text:p>
          </table:table-cell>
          <table:table-cell table:formula="of:= DEGREES([.B108])" office:value-type="float" office:value="-21.9708081241698" calcext:value-type="float">
            <text:p>-21.9708081241698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-0.337750217156433" calcext:value-type="float">
            <text:p>-0.337750217156433</text:p>
          </table:table-cell>
          <table:table-cell table:formula="of:= DEGREES([.B109])" office:value-type="float" office:value="-19.3516619726907" calcext:value-type="float">
            <text:p>-19.3516619726907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-0.29313599248467" calcext:value-type="float">
            <text:p>-0.29313599248467</text:p>
          </table:table-cell>
          <table:table-cell table:formula="of:= DEGREES([.B110])" office:value-type="float" office:value="-16.7954551927502" calcext:value-type="float">
            <text:p>-16.7954551927502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-0.249475800054623" calcext:value-type="float">
            <text:p>-0.249475800054623</text:p>
          </table:table-cell>
          <table:table-cell table:formula="of:= DEGREES([.B111])" office:value-type="float" office:value="-14.2939104337795" calcext:value-type="float">
            <text:p>-14.2939104337795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-0.206644000441021" calcext:value-type="float">
            <text:p>-0.206644000441021</text:p>
          </table:table-cell>
          <table:table-cell table:formula="of:= DEGREES([.B112])" office:value-type="float" office:value="-11.8398290869701" calcext:value-type="float">
            <text:p>-11.8398290869701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-0.164529764202394" calcext:value-type="float">
            <text:p>-0.164529764202394</text:p>
          </table:table-cell>
          <table:table-cell table:formula="of:= DEGREES([.B113])" office:value-type="float" office:value="-9.42686109307977" calcext:value-type="float">
            <text:p>-9.42686109307977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-0.123033980725336" calcext:value-type="float">
            <text:p>-0.123033980725336</text:p>
          </table:table-cell>
          <table:table-cell table:formula="of:= DEGREES([.B114])" office:value-type="float" office:value="-7.04932783225565" calcext:value-type="float">
            <text:p>-7.04932783225565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-0.0820668276897313" calcext:value-type="float">
            <text:p>-0.082066827689731</text:p>
          </table:table-cell>
          <table:table-cell table:formula="of:= DEGREES([.B115])" office:value-type="float" office:value="-4.70208286464897" calcext:value-type="float">
            <text:p>-4.70208286464897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-0.0415458173319255" calcext:value-type="float">
            <text:p>-0.041545817331926</text:p>
          </table:table-cell>
          <table:table-cell table:formula="of:= DEGREES([.B116])" office:value-type="float" office:value="-2.3803999895408" calcext:value-type="float">
            <text:p>-2.3803999895408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-0.00139418894857713" calcext:value-type="float">
            <text:p>-0.001394188948577</text:p>
          </table:table-cell>
          <table:table-cell table:formula="of:= DEGREES([.B117])" office:value-type="float" office:value="-0.0798811425972516" calcext:value-type="float">
            <text:p>-0.079881142597252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0384604477391106" calcext:value-type="float">
            <text:p>0.038460447739111</text:p>
          </table:table-cell>
          <table:table-cell table:formula="of:= DEGREES([.B118])" office:value-type="float" office:value="2.2036213336345" calcext:value-type="float">
            <text:p>2.2036213336345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0.0780872903110493" calcext:value-type="float">
            <text:p>0.078087290311049</text:p>
          </table:table-cell>
          <table:table-cell table:formula="of:= DEGREES([.B119])" office:value-type="float" office:value="4.47407216843593" calcext:value-type="float">
            <text:p>4.47407216843593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0.117553398884354" calcext:value-type="float">
            <text:p>0.117553398884354</text:p>
          </table:table-cell>
          <table:table-cell table:formula="of:= DEGREES([.B120])" office:value-type="float" office:value="6.73531362349134" calcext:value-type="float">
            <text:p>6.73531362349134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0.156924675301923" calcext:value-type="float">
            <text:p>0.156924675301923</text:p>
          </table:table-cell>
          <table:table-cell table:formula="of:= DEGREES([.B121])" office:value-type="float" office:value="8.991121596261" calcext:value-type="float">
            <text:p>8.991121596261</text:p>
          </table:table-cell>
          <table:table-cell/>
        </table:table-row>
        <table:table-row table:style-name="ro1">
          <table:table-cell office:value-type="float" office:value="152.799999999999" calcext:value-type="float">
            <text:p>152.799999999999</text:p>
          </table:table-cell>
          <table:table-cell table:formula="of:= ASIN(  ([.A122]^2 + [.B$22]) / ([.B$23] * SQRT( [.A122]^2 + [.B$24]^2)) ) - ATAN( [.B$25] / [.A122] )" office:value-type="float" office:value="0.196266806880065" calcext:value-type="float">
            <text:p>0.196266806880065</text:p>
          </table:table-cell>
          <table:table-cell table:formula="of:= DEGREES([.B122])" office:value-type="float" office:value="11.2452596927369" calcext:value-type="float">
            <text:p>11.2452596927369</text:p>
          </table:table-cell>
          <table:table-cell/>
        </table:table-row>
        <table:table-row table:style-name="ro1">
          <table:table-cell office:value-type="float" office:value="153.799999999999" calcext:value-type="float">
            <text:p>153.799999999999</text:p>
          </table:table-cell>
          <table:table-cell table:formula="of:= ASIN(  ([.A123]^2 + [.B$22]) / ([.B$23] * SQRT( [.A123]^2 + [.B$24]^2)) ) - ATAN( [.B$25] / [.A123] )" office:value-type="float" office:value="0.235646212852663" calcext:value-type="float">
            <text:p>0.235646212852663</text:p>
          </table:table-cell>
          <table:table-cell table:formula="of:= DEGREES([.B123])" office:value-type="float" office:value="13.501533454699" calcext:value-type="float">
            <text:p>13.501533454699</text:p>
          </table:table-cell>
          <table:table-cell/>
        </table:table-row>
        <table:table-row table:style-name="ro1">
          <table:table-cell office:value-type="float" office:value="154.799999999999" calcext:value-type="float">
            <text:p>154.799999999999</text:p>
          </table:table-cell>
          <table:table-cell table:formula="of:= ASIN(  ([.A124]^2 + [.B$22]) / ([.B$23] * SQRT( [.A124]^2 + [.B$24]^2)) ) - ATAN( [.B$25] / [.A124] )" office:value-type="float" office:value="0.275131032241752" calcext:value-type="float">
            <text:p>0.275131032241752</text:p>
          </table:table-cell>
          <table:table-cell table:formula="of:= DEGREES([.B124])" office:value-type="float" office:value="15.7638469605301" calcext:value-type="float">
            <text:p>15.7638469605301</text:p>
          </table:table-cell>
          <table:table-cell/>
        </table:table-row>
        <table:table-row table:style-name="ro1">
          <table:table-cell office:value-type="float" office:value="155.799999999999" calcext:value-type="float">
            <text:p>155.799999999999</text:p>
          </table:table-cell>
          <table:table-cell table:formula="of:= ASIN(  ([.A125]^2 + [.B$22]) / ([.B$23] * SQRT( [.A125]^2 + [.B$24]^2)) ) - ATAN( [.B$25] / [.A125] )" office:value-type="float" office:value="0.314792195645829" calcext:value-type="float">
            <text:p>0.314792195645829</text:p>
          </table:table-cell>
          <table:table-cell table:formula="of:= DEGREES([.B125])" office:value-type="float" office:value="18.0362642341625" calcext:value-type="float">
            <text:p>18.0362642341625</text:p>
          </table:table-cell>
          <table:table-cell/>
        </table:table-row>
        <table:table-row table:style-name="ro1">
          <table:table-cell office:value-type="float" office:value="156.799999999999" calcext:value-type="float">
            <text:p>156.799999999999</text:p>
          </table:table-cell>
          <table:table-cell table:formula="of:= ASIN(  ([.A126]^2 + [.B$22]) / ([.B$23] * SQRT( [.A126]^2 + [.B$24]^2)) ) - ATAN( [.B$25] / [.A126] )" office:value-type="float" office:value="0.354704630913596" calcext:value-type="float">
            <text:p>0.354704630913596</text:p>
          </table:table-cell>
          <table:table-cell table:formula="of:= DEGREES([.B126])" office:value-type="float" office:value="20.3230783250946" calcext:value-type="float">
            <text:p>20.3230783250946</text:p>
          </table:table-cell>
          <table:table-cell/>
        </table:table-row>
        <table:table-row table:style-name="ro1">
          <table:table-cell office:value-type="float" office:value="157.799999999999" calcext:value-type="float">
            <text:p>157.799999999999</text:p>
          </table:table-cell>
          <table:table-cell table:formula="of:= ASIN(  ([.A127]^2 + [.B$22]) / ([.B$23] * SQRT( [.A127]^2 + [.B$24]^2)) ) - ATAN( [.B$25] / [.A127] )" office:value-type="float" office:value="0.394948664964893" calcext:value-type="float">
            <text:p>0.394948664964893</text:p>
          </table:table-cell>
          <table:table-cell table:formula="of:= DEGREES([.B127])" office:value-type="float" office:value="22.6288916268147" calcext:value-type="float">
            <text:p>22.6288916268147</text:p>
          </table:table-cell>
          <table:table-cell/>
        </table:table-row>
        <table:table-row table:style-name="ro1">
          <table:table-cell office:value-type="float" office:value="158.799999999999" calcext:value-type="float">
            <text:p>158.799999999999</text:p>
          </table:table-cell>
          <table:table-cell table:formula="of:= ASIN(  ([.A128]^2 + [.B$22]) / ([.B$23] * SQRT( [.A128]^2 + [.B$24]^2)) ) - ATAN( [.B$25] / [.A128] )" office:value-type="float" office:value="0.435611703040014" calcext:value-type="float">
            <text:p>0.435611703040014</text:p>
          </table:table-cell>
          <table:table-cell table:formula="of:= DEGREES([.B128])" office:value-type="float" office:value="24.9587120906989" calcext:value-type="float">
            <text:p>24.9587120906989</text:p>
          </table:table-cell>
          <table:table-cell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table:formula="of:= ASIN(  ([.A129]^2 + [.B$22]) / ([.B$23] * SQRT( [.A129]^2 + [.B$24]^2)) ) - ATAN( [.B$25] / [.A129] )" office:value-type="float" office:value="0.476790295573711" calcext:value-type="float">
            <text:p>0.476790295573711</text:p>
          </table:table-cell>
          <table:table-cell table:formula="of:= DEGREES([.B129])" office:value-type="float" office:value="27.3180716491687" calcext:value-type="float">
            <text:p>27.3180716491687</text:p>
          </table:table-cell>
          <table:table-cell/>
        </table:table-row>
        <table:table-row table:style-name="ro1">
          <table:table-cell office:value-type="float" office:value="160.799999999999" calcext:value-type="float">
            <text:p>160.799999999999</text:p>
          </table:table-cell>
          <table:table-cell table:formula="of:= ASIN(  ([.A130]^2 + [.B$22]) / ([.B$23] * SQRT( [.A130]^2 + [.B$24]^2)) ) - ATAN( [.B$25] / [.A130] )" office:value-type="float" office:value="0.518592746961894" calcext:value-type="float">
            <text:p>0.518592746961894</text:p>
          </table:table-cell>
          <table:table-cell table:formula="of:= DEGREES([.B130])" office:value-type="float" office:value="29.7131756870124" calcext:value-type="float">
            <text:p>29.7131756870124</text:p>
          </table:table-cell>
          <table:table-cell/>
        </table:table-row>
        <table:table-row table:style-name="ro1">
          <table:table-cell office:value-type="float" office:value="161.799999999999" calcext:value-type="float">
            <text:p>161.799999999999</text:p>
          </table:table-cell>
          <table:table-cell table:formula="of:= ASIN(  ([.A131]^2 + [.B$22]) / ([.B$23] * SQRT( [.A131]^2 + [.B$24]^2)) ) - ATAN( [.B$25] / [.A131] )" office:value-type="float" office:value="0.561142488583381" calcext:value-type="float">
            <text:p>0.561142488583381</text:p>
          </table:table-cell>
          <table:table-cell table:formula="of:= DEGREES([.B131])" office:value-type="float" office:value="32.1510963012957" calcext:value-type="float">
            <text:p>32.1510963012957</text:p>
          </table:table-cell>
          <table:table-cell/>
        </table:table-row>
        <table:table-row table:style-name="ro1">
          <table:table-cell office:value-type="float" office:value="162.799999999999" calcext:value-type="float">
            <text:p>162.799999999999</text:p>
          </table:table-cell>
          <table:table-cell table:formula="of:= ASIN(  ([.A132]^2 + [.B$22]) / ([.B$23] * SQRT( [.A132]^2 + [.B$24]^2)) ) - ATAN( [.B$25] / [.A132] )" office:value-type="float" office:value="0.604582545876746" calcext:value-type="float">
            <text:p>0.604582545876746</text:p>
          </table:table-cell>
          <table:table-cell table:formula="of:= DEGREES([.B132])" office:value-type="float" office:value="34.640028246012" calcext:value-type="float">
            <text:p>34.640028246012</text:p>
          </table:table-cell>
          <table:table-cell/>
        </table:table-row>
        <table:table-row table:style-name="ro1">
          <table:table-cell office:value-type="float" office:value="163.799999999999" calcext:value-type="float">
            <text:p>163.799999999999</text:p>
          </table:table-cell>
          <table:table-cell table:formula="of:= ASIN(  ([.A133]^2 + [.B$22]) / ([.B$23] * SQRT( [.A133]^2 + [.B$24]^2)) ) - ATAN( [.B$25] / [.A133] )" office:value-type="float" office:value="0.649081603378744" calcext:value-type="float">
            <text:p>0.649081603378744</text:p>
          </table:table-cell>
          <table:table-cell table:formula="of:= DEGREES([.B133])" office:value-type="float" office:value="37.1896364331865" calcext:value-type="float">
            <text:p>37.1896364331865</text:p>
          </table:table-cell>
          <table:table-cell/>
        </table:table-row>
        <table:table-row table:style-name="ro1">
          <table:table-cell office:value-type="float" office:value="164.799999999999" calcext:value-type="float">
            <text:p>164.799999999999</text:p>
          </table:table-cell>
          <table:table-cell table:formula="of:= ASIN(  ([.A134]^2 + [.B$22]) / ([.B$23] * SQRT( [.A134]^2 + [.B$24]^2)) ) - ATAN( [.B$25] / [.A134] )" office:value-type="float" office:value="0.694842463010018" calcext:value-type="float">
            <text:p>0.694842463010018</text:p>
          </table:table-cell>
          <table:table-cell table:formula="of:= DEGREES([.B134])" office:value-type="float" office:value="39.8115405569491" calcext:value-type="float">
            <text:p>39.8115405569491</text:p>
          </table:table-cell>
          <table:table-cell/>
        </table:table-row>
        <table:table-row table:style-name="ro1">
          <table:table-cell office:value-type="float" office:value="165.799999999999" calcext:value-type="float">
            <text:p>165.799999999999</text:p>
          </table:table-cell>
          <table:table-cell table:formula="of:= ASIN(  ([.A135]^2 + [.B$22]) / ([.B$23] * SQRT( [.A135]^2 + [.B$24]^2)) ) - ATAN( [.B$25] / [.A135] )" office:value-type="float" office:value="0.74211419747097" calcext:value-type="float">
            <text:p>0.74211419747097</text:p>
          </table:table-cell>
          <table:table-cell table:formula="of:= DEGREES([.B135])" office:value-type="float" office:value="42.5200114318247" calcext:value-type="float">
            <text:p>42.5200114318247</text:p>
          </table:table-cell>
          <table:table-cell/>
        </table:table-row>
        <table:table-row table:style-name="ro1">
          <table:table-cell office:value-type="float" office:value="166.799999999999" calcext:value-type="float">
            <text:p>166.799999999999</text:p>
          </table:table-cell>
          <table:table-cell table:formula="of:= ASIN(  ([.A136]^2 + [.B$22]) / ([.B$23] * SQRT( [.A136]^2 + [.B$24]^2)) ) - ATAN( [.B$25] / [.A136] )" office:value-type="float" office:value="0.791210221889184" calcext:value-type="float">
            <text:p>0.791210221889184</text:p>
          </table:table-cell>
          <table:table-cell table:formula="of:= DEGREES([.B136])" office:value-type="float" office:value="45.3330064218596" calcext:value-type="float">
            <text:p>45.3330064218596</text:p>
          </table:table-cell>
          <table:table-cell/>
        </table:table-row>
        <table:table-row table:style-name="ro1">
          <table:table-cell office:value-type="float" office:value="167.799999999999" calcext:value-type="float">
            <text:p>167.799999999999</text:p>
          </table:table-cell>
          <table:table-cell table:formula="of:= ASIN(  ([.A137]^2 + [.B$22]) / ([.B$23] * SQRT( [.A137]^2 + [.B$24]^2)) ) - ATAN( [.B$25] / [.A137] )" office:value-type="float" office:value="0.84253627479604" calcext:value-type="float">
            <text:p>0.84253627479604</text:p>
          </table:table-cell>
          <table:table-cell table:formula="of:= DEGREES([.B137])" office:value-type="float" office:value="48.2737726324877" calcext:value-type="float">
            <text:p>48.2737726324877</text:p>
          </table:table-cell>
          <table:table-cell/>
        </table:table-row>
        <table:table-row table:style-name="ro1">
          <table:table-cell office:value-type="float" office:value="168.799999999999" calcext:value-type="float">
            <text:p>168.799999999999</text:p>
          </table:table-cell>
          <table:table-cell table:formula="of:= ASIN(  ([.A138]^2 + [.B$22]) / ([.B$23] * SQRT( [.A138]^2 + [.B$24]^2)) ) - ATAN( [.B$25] / [.A138] )" office:value-type="float" office:value="0.896635920336508" calcext:value-type="float">
            <text:p>0.896635920336508</text:p>
          </table:table-cell>
          <table:table-cell table:formula="of:= DEGREES([.B138])" office:value-type="float" office:value="51.3734539951102" calcext:value-type="float">
            <text:p>51.3734539951102</text:p>
          </table:table-cell>
          <table:table-cell/>
        </table:table-row>
        <table:table-row table:style-name="ro1">
          <table:table-cell office:value-type="float" office:value="169.799999999999" calcext:value-type="float">
            <text:p>169.799999999999</text:p>
          </table:table-cell>
          <table:table-cell table:formula="of:= ASIN(  ([.A139]^2 + [.B$22]) / ([.B$23] * SQRT( [.A139]^2 + [.B$24]^2)) ) - ATAN( [.B$25] / [.A139] )" office:value-type="float" office:value="0.954269221652579" calcext:value-type="float">
            <text:p>0.954269221652579</text:p>
          </table:table-cell>
          <table:table-cell table:formula="of:= DEGREES([.B139])" office:value-type="float" office:value="54.6755989199268" calcext:value-type="float">
            <text:p>54.6755989199268</text:p>
          </table:table-cell>
          <table:table-cell/>
        </table:table-row>
        <table:table-row table:style-name="ro1">
          <table:table-cell office:value-type="float" office:value="170.799999999999" calcext:value-type="float">
            <text:p>170.799999999999</text:p>
          </table:table-cell>
          <table:table-cell table:formula="of:= ASIN(  ([.A140]^2 + [.B$22]) / ([.B$23] * SQRT( [.A140]^2 + [.B$24]^2)) ) - ATAN( [.B$25] / [.A140] )" office:value-type="float" office:value="1.01656001170814" calcext:value-type="float">
            <text:p>1.01656001170814</text:p>
          </table:table-cell>
          <table:table-cell table:formula="of:= DEGREES([.B140])" office:value-type="float" office:value="58.2445982926462" calcext:value-type="float">
            <text:p>58.2445982926462</text:p>
          </table:table-cell>
          <table:table-cell/>
        </table:table-row>
        <table:table-row table:style-name="ro1">
          <table:table-cell office:value-type="float" office:value="171.799999999999" calcext:value-type="float">
            <text:p>171.799999999999</text:p>
          </table:table-cell>
          <table:table-cell table:formula="of:= ASIN(  ([.A141]^2 + [.B$22]) / ([.B$23] * SQRT( [.A141]^2 + [.B$24]^2)) ) - ATAN( [.B$25] / [.A141] )" office:value-type="float" office:value="1.08530297651787" calcext:value-type="float">
            <text:p>1.08530297651787</text:p>
          </table:table-cell>
          <table:table-cell table:formula="of:= DEGREES([.B141])" office:value-type="float" office:value="62.1832800474597" calcext:value-type="float">
            <text:p>62.1832800474597</text:p>
          </table:table-cell>
          <table:table-cell/>
        </table:table-row>
        <table:table-row table:style-name="ro1">
          <table:table-cell office:value-type="float" office:value="172.799999999999" calcext:value-type="float">
            <text:p>172.799999999999</text:p>
          </table:table-cell>
          <table:table-cell table:formula="of:= ASIN(  ([.A142]^2 + [.B$22]) / ([.B$23] * SQRT( [.A142]^2 + [.B$24]^2)) ) - ATAN( [.B$25] / [.A142] )" office:value-type="float" office:value="1.16371281795111" calcext:value-type="float">
            <text:p>1.16371281795111</text:p>
          </table:table-cell>
          <table:table-cell table:formula="of:= DEGREES([.B142])" office:value-type="float" office:value="66.6758330338747" calcext:value-type="float">
            <text:p>66.6758330338747</text:p>
          </table:table-cell>
          <table:table-cell/>
        </table:table-row>
        <table:table-row table:style-name="ro1">
          <table:table-cell office:value-type="float" office:value="173.799999999999" calcext:value-type="float">
            <text:p>173.799999999999</text:p>
          </table:table-cell>
          <table:table-cell table:formula="of:= ASIN(  ([.A143]^2 + [.B$22]) / ([.B$23] * SQRT( [.A143]^2 + [.B$24]^2)) ) - ATAN( [.B$25] / [.A143] )" office:value-type="float" office:value="1.2587870831839" calcext:value-type="float">
            <text:p>1.2587870831839</text:p>
          </table:table-cell>
          <table:table-cell table:formula="of:= DEGREES([.B143])" office:value-type="float" office:value="72.1231871720206" calcext:value-type="float">
            <text:p>72.1231871720206</text:p>
          </table:table-cell>
          <table:table-cell/>
        </table:table-row>
        <table:table-row table:style-name="ro1">
          <table:table-cell office:value-type="float" office:value="174.799999999999" calcext:value-type="float">
            <text:p>174.799999999999</text:p>
          </table:table-cell>
          <table:table-cell table:formula="of:= ASIN(  ([.A144]^2 + [.B$22]) / ([.B$23] * SQRT( [.A144]^2 + [.B$24]^2)) ) - ATAN( [.B$25] / [.A144] )" office:value-type="float" office:value="1.39426336246569" calcext:value-type="float">
            <text:p>1.39426336246569</text:p>
          </table:table-cell>
          <table:table-cell table:formula="of:= DEGREES([.B144])" office:value-type="float" office:value="79.8854061990028" calcext:value-type="float">
            <text:p>79.8854061990028</text:p>
          </table:table-cell>
          <table:table-cell/>
        </table:table-row>
        <table:table-row table:style-name="ro1">
          <table:table-cell office:value-type="float" office:value="175.799999999999" calcext:value-type="float">
            <text:p>175.799999999999</text:p>
          </table:table-cell>
          <table:table-cell table:formula="of:= ASIN(  ([.A145]^2 + [.B$22]) / ([.B$23] * SQRT( [.A145]^2 + [.B$24]^2)) ) - ATAN( [.B$25] / [.A145] )" office:value-type="string" office:string-value="" calcext:value-type="error">
            <text:p>#NUM!</text:p>
          </table:table-cell>
          <table:table-cell table:formula="of:= DEGREES([.B14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6.799999999999" calcext:value-type="float">
            <text:p>176.799999999999</text:p>
          </table:table-cell>
          <table:table-cell table:formula="of:= ASIN(  ([.A146]^2 + [.B$22]) / ([.B$23] * SQRT( [.A146]^2 + [.B$24]^2)) ) - ATAN( [.B$25] / [.A146] )" office:value-type="string" office:string-value="" calcext:value-type="error">
            <text:p>#NUM!</text:p>
          </table:table-cell>
          <table:table-cell table:formula="of:= DEGREES([.B14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7.799999999999" calcext:value-type="float">
            <text:p>177.799999999999</text:p>
          </table:table-cell>
          <table:table-cell table:formula="of:= ASIN(  ([.A147]^2 + [.B$22]) / ([.B$23] * SQRT( [.A147]^2 + [.B$24]^2)) ) - ATAN( [.B$25] / [.A147] )" office:value-type="string" office:string-value="" calcext:value-type="error">
            <text:p>#NUM!</text:p>
          </table:table-cell>
          <table:table-cell table:formula="of:= DEGREES([.B14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8.799999999999" calcext:value-type="float">
            <text:p>178.799999999999</text:p>
          </table:table-cell>
          <table:table-cell table:formula="of:= ASIN(  ([.A148]^2 + [.B$22]) / ([.B$23] * SQRT( [.A148]^2 + [.B$24]^2)) ) - ATAN( [.B$25] / [.A148] )" office:value-type="string" office:string-value="" calcext:value-type="error">
            <text:p>#NUM!</text:p>
          </table:table-cell>
          <table:table-cell table:formula="of:= DEGREES([.B14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9.799999999999" calcext:value-type="float">
            <text:p>179.799999999999</text:p>
          </table:table-cell>
          <table:table-cell table:formula="of:= ASIN(  ([.A149]^2 + [.B$22]) / ([.B$23] * SQRT( [.A149]^2 + [.B$24]^2)) ) - ATAN( [.B$25] / [.A149] )" office:value-type="string" office:string-value="" calcext:value-type="error">
            <text:p>#NUM!</text:p>
          </table:table-cell>
          <table:table-cell table:formula="of:= DEGREES([.B14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0.799999999999" calcext:value-type="float">
            <text:p>180.799999999999</text:p>
          </table:table-cell>
          <table:table-cell table:formula="of:= ASIN(  ([.A150]^2 + [.B$22]) / ([.B$23] * SQRT( [.A150]^2 + [.B$24]^2)) ) - ATAN( [.B$25] / [.A150] )" office:value-type="string" office:string-value="" calcext:value-type="error">
            <text:p>#NUM!</text:p>
          </table:table-cell>
          <table:table-cell table:formula="of:= DEGREES([.B15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1.799999999999" calcext:value-type="float">
            <text:p>181.799999999999</text:p>
          </table:table-cell>
          <table:table-cell table:formula="of:= ASIN(  ([.A151]^2 + [.B$22]) / ([.B$23] * SQRT( [.A151]^2 + [.B$24]^2)) ) - ATAN( [.B$25] / [.A151] )" office:value-type="string" office:string-value="" calcext:value-type="error">
            <text:p>#NUM!</text:p>
          </table:table-cell>
          <table:table-cell table:formula="of:= DEGREES([.B15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2.799999999999" calcext:value-type="float">
            <text:p>182.799999999999</text:p>
          </table:table-cell>
          <table:table-cell table:formula="of:= ASIN(  ([.A152]^2 + [.B$22]) / ([.B$23] * SQRT( [.A152]^2 + [.B$24]^2)) ) - ATAN( [.B$25] / [.A152] )" office:value-type="string" office:string-value="" calcext:value-type="error">
            <text:p>#NUM!</text:p>
          </table:table-cell>
          <table:table-cell table:formula="of:= DEGREES([.B15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3.799999999999" calcext:value-type="float">
            <text:p>183.799999999999</text:p>
          </table:table-cell>
          <table:table-cell table:formula="of:= ASIN(  ([.A153]^2 + [.B$22]) / ([.B$23] * SQRT( [.A153]^2 + [.B$24]^2)) ) - ATAN( [.B$25] / [.A153] )" office:value-type="string" office:string-value="" calcext:value-type="error">
            <text:p>#NUM!</text:p>
          </table:table-cell>
          <table:table-cell table:formula="of:= DEGREES([.B153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4.799999999999" calcext:value-type="float">
            <text:p>184.799999999999</text:p>
          </table:table-cell>
          <table:table-cell table:formula="of:= ASIN(  ([.A154]^2 + [.B$22]) / ([.B$23] * SQRT( [.A154]^2 + [.B$24]^2)) ) - ATAN( [.B$25] / [.A154] )" office:value-type="string" office:string-value="" calcext:value-type="error">
            <text:p>#NUM!</text:p>
          </table:table-cell>
          <table:table-cell table:formula="of:= DEGREES([.B154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5.799999999999" calcext:value-type="float">
            <text:p>185.799999999999</text:p>
          </table:table-cell>
          <table:table-cell table:formula="of:= ASIN(  ([.A155]^2 + [.B$22]) / ([.B$23] * SQRT( [.A155]^2 + [.B$24]^2)) ) - ATAN( [.B$25] / [.A155] )" office:value-type="string" office:string-value="" calcext:value-type="error">
            <text:p>#NUM!</text:p>
          </table:table-cell>
          <table:table-cell table:formula="of:= DEGREES([.B15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6.799999999999" calcext:value-type="float">
            <text:p>186.799999999999</text:p>
          </table:table-cell>
          <table:table-cell table:formula="of:= ASIN(  ([.A156]^2 + [.B$22]) / ([.B$23] * SQRT( [.A156]^2 + [.B$24]^2)) ) - ATAN( [.B$25] / [.A156] )" office:value-type="string" office:string-value="" calcext:value-type="error">
            <text:p>#NUM!</text:p>
          </table:table-cell>
          <table:table-cell table:formula="of:= DEGREES([.B15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7.799999999999" calcext:value-type="float">
            <text:p>187.799999999999</text:p>
          </table:table-cell>
          <table:table-cell table:formula="of:= ASIN(  ([.A157]^2 + [.B$22]) / ([.B$23] * SQRT( [.A157]^2 + [.B$24]^2)) ) - ATAN( [.B$25] / [.A157] )" office:value-type="string" office:string-value="" calcext:value-type="error">
            <text:p>#NUM!</text:p>
          </table:table-cell>
          <table:table-cell table:formula="of:= DEGREES([.B15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8.799999999999" calcext:value-type="float">
            <text:p>188.799999999999</text:p>
          </table:table-cell>
          <table:table-cell table:formula="of:= ASIN(  ([.A158]^2 + [.B$22]) / ([.B$23] * SQRT( [.A158]^2 + [.B$24]^2)) ) - ATAN( [.B$25] / [.A158] )" office:value-type="string" office:string-value="" calcext:value-type="error">
            <text:p>#NUM!</text:p>
          </table:table-cell>
          <table:table-cell table:formula="of:= DEGREES([.B15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9.799999999999" calcext:value-type="float">
            <text:p>189.799999999999</text:p>
          </table:table-cell>
          <table:table-cell table:formula="of:= ASIN(  ([.A159]^2 + [.B$22]) / ([.B$23] * SQRT( [.A159]^2 + [.B$24]^2)) ) - ATAN( [.B$25] / [.A159] )" office:value-type="string" office:string-value="" calcext:value-type="error">
            <text:p>#NUM!</text:p>
          </table:table-cell>
          <table:table-cell table:formula="of:= DEGREES([.B15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0.799999999999" calcext:value-type="float">
            <text:p>190.799999999999</text:p>
          </table:table-cell>
          <table:table-cell table:formula="of:= ASIN(  ([.A160]^2 + [.B$22]) / ([.B$23] * SQRT( [.A160]^2 + [.B$24]^2)) ) - ATAN( [.B$25] / [.A160] )" office:value-type="string" office:string-value="" calcext:value-type="error">
            <text:p>#NUM!</text:p>
          </table:table-cell>
          <table:table-cell table:formula="of:= DEGREES([.B16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1.799999999999" calcext:value-type="float">
            <text:p>191.799999999999</text:p>
          </table:table-cell>
          <table:table-cell table:formula="of:= ASIN(  ([.A161]^2 + [.B$22]) / ([.B$23] * SQRT( [.A161]^2 + [.B$24]^2)) ) - ATAN( [.B$25] / [.A161] )" office:value-type="string" office:string-value="" calcext:value-type="error">
            <text:p>#NUM!</text:p>
          </table:table-cell>
          <table:table-cell table:formula="of:= DEGREES([.B16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2.799999999999" calcext:value-type="float">
            <text:p>192.799999999999</text:p>
          </table:table-cell>
          <table:table-cell table:formula="of:= ASIN(  ([.A162]^2 + [.B$22]) / ([.B$23] * SQRT( [.A162]^2 + [.B$24]^2)) ) - ATAN( [.B$25] / [.A162] )" office:value-type="string" office:string-value="" calcext:value-type="error">
            <text:p>#NUM!</text:p>
          </table:table-cell>
          <table:table-cell table:formula="of:= DEGREES([.B16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3.799999999999" calcext:value-type="float">
            <text:p>193.799999999999</text:p>
          </table:table-cell>
          <table:table-cell table:formula="of:= ASIN(  ([.A163]^2 + [.B$22]) / ([.B$23] * SQRT( [.A163]^2 + [.B$24]^2)) ) - ATAN( [.B$25] / [.A163] )" office:value-type="string" office:string-value="" calcext:value-type="error">
            <text:p>#NUM!</text:p>
          </table:table-cell>
          <table:table-cell table:formula="of:= DEGREES([.B163])" office:value-type="string" office:string-value="" calcext:value-type="error">
            <text:p>#NUM!</text:p>
          </table:table-cell>
          <table:table-cell/>
        </table:table-row>
      </table:table>
      <table:table table:name="GEOMETRY_2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2.A34:GEOMETRY_2.A121 GEOMETRY_2.B33:GEOMETRY_2.B33 GEOMETRY_2.B34:GEOMETRY_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8.13 / 2" office:value-type="float" office:value="69.065" calcext:value-type="float">
            <text:p>69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2761032529876" calcext:value-type="float">
            <text:p>-30.276103252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075210807652" calcext:value-type="float">
            <text:p>-62.0752108076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451.6349589819" calcext:value-type="float">
            <text:p>-18451.634958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3.9711088978113" calcext:value-type="float">
            <text:p>53.971108897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34650317483164" calcext:value-type="float">
            <text:p>-7.34650317483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4.961554730418" calcext:value-type="float">
            <text:p>134.961554730418</text:p>
          </table:table-cell>
          <table:table-cell table:formula="of:= ASIN(  ([.A29]^2 + [.B$22]) / ([.B$23] * SQRT( [.A29]^2 + [.B$24]^2)) ) - ATAN( [.B$25] / [.A29] )" office:value-type="float" office:value="-4.37150315946155E-016" calcext:value-type="float">
            <text:p>-4.37150315946155E-16</text:p>
          </table:table-cell>
          <table:table-cell table:formula="of:= DEGREES([.B29])" office:value-type="float" office:value="-0.0000000000000250468681165252" calcext:value-type="float">
            <text:p>-2.50468681165252E-14</text:p>
          </table:table-cell>
          <table:table-cell table:formula="of:=[.B29]^2" office:value-type="float" office:value="1.91100398731823E-031" calcext:value-type="float">
            <text:p>1.91100398731823E-31</text:p>
          </table:table-cell>
        </table:table-row>
        <table:table-row table:style-name="ro1">
          <table:table-cell office:value-type="float" office:value="135.02311" calcext:value-type="float">
            <text:p>135.02311</text:p>
          </table:table-cell>
          <table:table-cell table:formula="of:= ASIN(  ([.A30]^2 + [.B$22]) / ([.B$23] * SQRT( [.A30]^2 + [.B$24]^2)) ) - ATAN( [.B$25] / [.A30] )" office:value-type="float" office:value="0.00381158068893378" calcext:value-type="float">
            <text:p>0.003811580688934</text:p>
          </table:table-cell>
          <table:table-cell table:formula="of:= DEGREES([.B30])" office:value-type="float" office:value="0.218387486749472" calcext:value-type="float">
            <text:p>0.218387486749472</text:p>
          </table:table-cell>
          <table:table-cell table:formula="of:=[.B30]^2" office:value-type="float" office:value="0.0000145281473482529" calcext:value-type="float">
            <text:p>1.45281473482529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4.951554730418" calcext:value-type="float">
            <text:p>134.951554730418</text:p>
          </table:table-cell>
          <table:table-cell table:formula="of:= ASIN(  ([.A34]^2 + [.B$22]) / ([.B$23] * SQRT( [.A34]^2 + [.B$24]^2)) ) - ATAN( [.B$25] / [.A34] )" office:value-type="float" office:value="-0.000619405227807186" calcext:value-type="float">
            <text:p>-0.000619405227807</text:p>
          </table:table-cell>
          <table:table-cell table:formula="of:= DEGREES([.B34])" office:value-type="float" office:value="-0.0354893053616911" calcext:value-type="float">
            <text:p>-0.035489305361691</text:p>
          </table:table-cell>
          <table:table-cell/>
        </table:table-row>
        <table:table-row table:style-name="ro1">
          <table:table-cell table:formula="of:=[.A34]+0.001" office:value-type="float" office:value="134.952554730418" calcext:value-type="float">
            <text:p>134.952554730418</text:p>
          </table:table-cell>
          <table:table-cell table:formula="of:= ASIN(  ([.A35]^2 + [.B$22]) / ([.B$23] * SQRT( [.A35]^2 + [.B$24]^2)) ) - ATAN( [.B$25] / [.A35] )" office:value-type="float" office:value="-0.000557462257169968" calcext:value-type="float">
            <text:p>-0.00055746225717</text:p>
          </table:table-cell>
          <table:table-cell table:formula="of:= DEGREES([.B35])" office:value-type="float" office:value="-0.0319402345736757" calcext:value-type="float">
            <text:p>-0.031940234573676</text:p>
          </table:table-cell>
          <table:table-cell/>
        </table:table-row>
        <table:table-row table:style-name="ro1">
          <table:table-cell table:formula="of:=[.A35]+0.001" office:value-type="float" office:value="134.953554730418" calcext:value-type="float">
            <text:p>134.953554730418</text:p>
          </table:table-cell>
          <table:table-cell table:formula="of:= ASIN(  ([.A36]^2 + [.B$22]) / ([.B$23] * SQRT( [.A36]^2 + [.B$24]^2)) ) - ATAN( [.B$25] / [.A36] )" office:value-type="float" office:value="-0.000495519831176204" calcext:value-type="float">
            <text:p>-0.000495519831176</text:p>
          </table:table-cell>
          <table:table-cell table:formula="of:= DEGREES([.B36])" office:value-type="float" office:value="-0.0283911949914316" calcext:value-type="float">
            <text:p>-0.028391194991432</text:p>
          </table:table-cell>
          <table:table-cell/>
        </table:table-row>
        <table:table-row table:style-name="ro1">
          <table:table-cell table:formula="of:=[.A36]+0.001" office:value-type="float" office:value="134.954554730418" calcext:value-type="float">
            <text:p>134.954554730418</text:p>
          </table:table-cell>
          <table:table-cell table:formula="of:= ASIN(  ([.A37]^2 + [.B$22]) / ([.B$23] * SQRT( [.A37]^2 + [.B$24]^2)) ) - ATAN( [.B$25] / [.A37] )" office:value-type="float" office:value="-0.00043357794957196" calcext:value-type="float">
            <text:p>-0.000433577949572</text:p>
          </table:table-cell>
          <table:table-cell table:formula="of:= DEGREES([.B37])" office:value-type="float" office:value="-0.0248421866004094" calcext:value-type="float">
            <text:p>-0.024842186600409</text:p>
          </table:table-cell>
          <table:table-cell/>
        </table:table-row>
        <table:table-row table:style-name="ro1">
          <table:table-cell table:formula="of:=[.A37]+0.001" office:value-type="float" office:value="134.955554730418" calcext:value-type="float">
            <text:p>134.955554730418</text:p>
          </table:table-cell>
          <table:table-cell table:formula="of:= ASIN(  ([.A38]^2 + [.B$22]) / ([.B$23] * SQRT( [.A38]^2 + [.B$24]^2)) ) - ATAN( [.B$25] / [.A38] )" office:value-type="float" office:value="-0.000371636612104174" calcext:value-type="float">
            <text:p>-0.000371636612104</text:p>
          </table:table-cell>
          <table:table-cell table:formula="of:= DEGREES([.B38])" office:value-type="float" office:value="-0.0212932093861097" calcext:value-type="float">
            <text:p>-0.02129320938611</text:p>
          </table:table-cell>
          <table:table-cell/>
        </table:table-row>
        <table:table-row table:style-name="ro1">
          <table:table-cell table:formula="of:=[.A38]+0.001" office:value-type="float" office:value="134.956554730418" calcext:value-type="float">
            <text:p>134.956554730418</text:p>
          </table:table-cell>
          <table:table-cell table:formula="of:= ASIN(  ([.A39]^2 + [.B$22]) / ([.B$23] * SQRT( [.A39]^2 + [.B$24]^2)) ) - ATAN( [.B$25] / [.A39] )" office:value-type="float" office:value="-0.00030969581851982" calcext:value-type="float">
            <text:p>-0.00030969581852</text:p>
          </table:table-cell>
          <table:table-cell table:formula="of:= DEGREES([.B39])" office:value-type="float" office:value="-0.0177442633340352" calcext:value-type="float">
            <text:p>-0.017744263334035</text:p>
          </table:table-cell>
          <table:table-cell/>
        </table:table-row>
        <table:table-row table:style-name="ro1">
          <table:table-cell table:formula="of:=[.A39]+0.001" office:value-type="float" office:value="134.957554730418" calcext:value-type="float">
            <text:p>134.957554730418</text:p>
          </table:table-cell>
          <table:table-cell table:formula="of:= ASIN(  ([.A40]^2 + [.B$22]) / ([.B$23] * SQRT( [.A40]^2 + [.B$24]^2)) ) - ATAN( [.B$25] / [.A40] )" office:value-type="float" office:value="-0.000247755568566689" calcext:value-type="float">
            <text:p>-0.000247755568567</text:p>
          </table:table-cell>
          <table:table-cell table:formula="of:= DEGREES([.B40])" office:value-type="float" office:value="-0.0141953484297354" calcext:value-type="float">
            <text:p>-0.014195348429735</text:p>
          </table:table-cell>
          <table:table-cell/>
        </table:table-row>
        <table:table-row table:style-name="ro1">
          <table:table-cell table:formula="of:=[.A40]+0.001" office:value-type="float" office:value="134.958554730418" calcext:value-type="float">
            <text:p>134.958554730418</text:p>
          </table:table-cell>
          <table:table-cell table:formula="of:= ASIN(  ([.A41]^2 + [.B$22]) / ([.B$23] * SQRT( [.A41]^2 + [.B$24]^2)) ) - ATAN( [.B$25] / [.A41] )" office:value-type="float" office:value="-0.000185815861990075" calcext:value-type="float">
            <text:p>-0.00018581586199</text:p>
          </table:table-cell>
          <table:table-cell table:formula="of:= DEGREES([.B41])" office:value-type="float" office:value="-0.0106464646586167" calcext:value-type="float">
            <text:p>-0.010646464658617</text:p>
          </table:table-cell>
          <table:table-cell/>
        </table:table-row>
        <table:table-row table:style-name="ro1">
          <table:table-cell table:formula="of:=[.A41]+0.001" office:value-type="float" office:value="134.959554730418" calcext:value-type="float">
            <text:p>134.959554730418</text:p>
          </table:table-cell>
          <table:table-cell table:formula="of:= ASIN(  ([.A42]^2 + [.B$22]) / ([.B$23] * SQRT( [.A42]^2 + [.B$24]^2)) ) - ATAN( [.B$25] / [.A42] )" office:value-type="float" office:value="-0.000123876698538694" calcext:value-type="float">
            <text:p>-0.000123876698539</text:p>
          </table:table-cell>
          <table:table-cell table:formula="of:= DEGREES([.B42])" office:value-type="float" office:value="-0.00709761200628158" calcext:value-type="float">
            <text:p>-0.007097612006282</text:p>
          </table:table-cell>
          <table:table-cell/>
        </table:table-row>
        <table:table-row table:style-name="ro1">
          <table:table-cell table:formula="of:=[.A42]+0.001" office:value-type="float" office:value="134.960554730418" calcext:value-type="float">
            <text:p>134.960554730418</text:p>
          </table:table-cell>
          <table:table-cell table:formula="of:= ASIN(  ([.A43]^2 + [.B$22]) / ([.B$23] * SQRT( [.A43]^2 + [.B$24]^2)) ) - ATAN( [.B$25] / [.A43] )" office:value-type="float" office:value="-0.0000619380779586925" calcext:value-type="float">
            <text:p>-6.19380779586925E-05</text:p>
          </table:table-cell>
          <table:table-cell table:formula="of:= DEGREES([.B43])" office:value-type="float" office:value="-0.00354879045818535" calcext:value-type="float">
            <text:p>-0.003548790458185</text:p>
          </table:table-cell>
          <table:table-cell/>
        </table:table-row>
        <table:table-row table:style-name="ro1">
          <table:table-cell table:formula="of:=[.A43]+0.001" office:value-type="float" office:value="134.961554730418" calcext:value-type="float">
            <text:p>134.961554730418</text:p>
          </table:table-cell>
          <table:table-cell table:formula="of:= ASIN(  ([.A44]^2 + [.B$22]) / ([.B$23] * SQRT( [.A44]^2 + [.B$24]^2)) ) - ATAN( [.B$25] / [.A44] )" office:value-type="float" office:value="2.90045765183322E-015" calcext:value-type="float">
            <text:p>2.90045765183322E-15</text:p>
          </table:table-cell>
          <table:table-cell table:formula="of:= DEGREES([.B44])" office:value-type="float" office:value="0.000000000000166183982106469" calcext:value-type="float">
            <text:p>1.66183982106469E-13</text:p>
          </table:table-cell>
          <table:table-cell/>
        </table:table-row>
        <table:table-row table:style-name="ro1">
          <table:table-cell table:formula="of:=[.A44]+0.001" office:value-type="float" office:value="134.962554730418" calcext:value-type="float">
            <text:p>134.962554730418</text:p>
          </table:table-cell>
          <table:table-cell table:formula="of:= ASIN(  ([.A45]^2 + [.B$22]) / ([.B$23] * SQRT( [.A45]^2 + [.B$24]^2)) ) - ATAN( [.B$25] / [.A45] )" office:value-type="float" office:value="0.0000619375355990354" calcext:value-type="float">
            <text:p>6.19375355990354E-05</text:p>
          </table:table-cell>
          <table:table-cell table:formula="of:= DEGREES([.B45])" office:value-type="float" office:value="0.00354875938326602" calcext:value-type="float">
            <text:p>0.003548759383266</text:p>
          </table:table-cell>
          <table:table-cell/>
        </table:table-row>
        <table:table-row table:style-name="ro1">
          <table:table-cell table:formula="of:=[.A45]+0.001" office:value-type="float" office:value="134.963554730418" calcext:value-type="float">
            <text:p>134.963554730418</text:p>
          </table:table-cell>
          <table:table-cell table:formula="of:= ASIN(  ([.A46]^2 + [.B$22]) / ([.B$23] * SQRT( [.A46]^2 + [.B$24]^2)) ) - ATAN( [.B$25] / [.A46] )" office:value-type="float" office:value="0.000123874529081802" calcext:value-type="float">
            <text:p>0.000123874529082</text:p>
          </table:table-cell>
          <table:table-cell table:formula="of:= DEGREES([.B46])" office:value-type="float" office:value="0.00709748770555784" calcext:value-type="float">
            <text:p>0.007097487705558</text:p>
          </table:table-cell>
          <table:table-cell/>
        </table:table-row>
        <table:table-row table:style-name="ro1">
          <table:table-cell table:formula="of:=[.A46]+0.001" office:value-type="float" office:value="134.964554730418" calcext:value-type="float">
            <text:p>134.964554730418</text:p>
          </table:table-cell>
          <table:table-cell table:formula="of:= ASIN(  ([.A47]^2 + [.B$22]) / ([.B$23] * SQRT( [.A47]^2 + [.B$24]^2)) ) - ATAN( [.B$25] / [.A47] )" office:value-type="float" office:value="0.000185810980704977" calcext:value-type="float">
            <text:p>0.000185810980705</text:p>
          </table:table-cell>
          <table:table-cell table:formula="of:= DEGREES([.B47])" office:value-type="float" office:value="0.010646184981582" calcext:value-type="float">
            <text:p>0.010646184981582</text:p>
          </table:table-cell>
          <table:table-cell/>
        </table:table-row>
        <table:table-row table:style-name="ro1">
          <table:table-cell table:formula="of:=[.A47]+0.001" office:value-type="float" office:value="134.965554730418" calcext:value-type="float">
            <text:p>134.965554730418</text:p>
          </table:table-cell>
          <table:table-cell table:formula="of:= ASIN(  ([.A48]^2 + [.B$22]) / ([.B$23] * SQRT( [.A48]^2 + [.B$24]^2)) ) - ATAN( [.B$25] / [.A48] )" office:value-type="float" office:value="0.000247746890722288" calcext:value-type="float">
            <text:p>0.000247746890722</text:p>
          </table:table-cell>
          <table:table-cell table:formula="of:= DEGREES([.B48])" office:value-type="float" office:value="0.0141948512258759" calcext:value-type="float">
            <text:p>0.014194851225876</text:p>
          </table:table-cell>
          <table:table-cell/>
        </table:table-row>
        <table:table-row table:style-name="ro1">
          <table:table-cell table:formula="of:=[.A48]+0.001" office:value-type="float" office:value="134.966554730418" calcext:value-type="float">
            <text:p>134.966554730418</text:p>
          </table:table-cell>
          <table:table-cell table:formula="of:= ASIN(  ([.A49]^2 + [.B$22]) / ([.B$23] * SQRT( [.A49]^2 + [.B$24]^2)) ) - ATAN( [.B$25] / [.A49] )" office:value-type="float" office:value="0.00030968225938497" calcext:value-type="float">
            <text:p>0.000309682259385</text:p>
          </table:table-cell>
          <table:table-cell table:formula="of:= DEGREES([.B49])" office:value-type="float" office:value="0.0177434864528344" calcext:value-type="float">
            <text:p>0.017743486452835</text:p>
          </table:table-cell>
          <table:table-cell/>
        </table:table-row>
        <table:table-row table:style-name="ro1">
          <table:table-cell table:formula="of:=[.A49]+0.001" office:value-type="float" office:value="134.967554730418" calcext:value-type="float">
            <text:p>134.967554730418</text:p>
          </table:table-cell>
          <table:table-cell table:formula="of:= ASIN(  ([.A50]^2 + [.B$22]) / ([.B$23] * SQRT( [.A50]^2 + [.B$24]^2)) ) - ATAN( [.B$25] / [.A50] )" office:value-type="float" office:value="0.0003716170869459" calcext:value-type="float">
            <text:p>0.000371617086946</text:p>
          </table:table-cell>
          <table:table-cell table:formula="of:= DEGREES([.B50])" office:value-type="float" office:value="0.0212920906769462" calcext:value-type="float">
            <text:p>0.021292090676946</text:p>
          </table:table-cell>
          <table:table-cell/>
        </table:table-row>
        <table:table-row table:style-name="ro1">
          <table:table-cell table:formula="of:=[.A50]+0.001" office:value-type="float" office:value="134.968554730418" calcext:value-type="float">
            <text:p>134.968554730418</text:p>
          </table:table-cell>
          <table:table-cell table:formula="of:= ASIN(  ([.A51]^2 + [.B$22]) / ([.B$23] * SQRT( [.A51]^2 + [.B$24]^2)) ) - ATAN( [.B$25] / [.A51] )" office:value-type="float" office:value="0.000433551373659614" calcext:value-type="float">
            <text:p>0.00043355137366</text:p>
          </table:table-cell>
          <table:table-cell table:formula="of:= DEGREES([.B51])" office:value-type="float" office:value="0.0248406639127952" calcext:value-type="float">
            <text:p>0.024840663912795</text:p>
          </table:table-cell>
          <table:table-cell/>
        </table:table-row>
        <table:table-row table:style-name="ro1">
          <table:table-cell table:formula="of:=[.A51]+0.001" office:value-type="float" office:value="134.969554730418" calcext:value-type="float">
            <text:p>134.969554730418</text:p>
          </table:table-cell>
          <table:table-cell table:formula="of:= ASIN(  ([.A52]^2 + [.B$22]) / ([.B$23] * SQRT( [.A52]^2 + [.B$24]^2)) ) - ATAN( [.B$25] / [.A52] )" office:value-type="float" office:value="0.000495485119777241" calcext:value-type="float">
            <text:p>0.000495485119777</text:p>
          </table:table-cell>
          <table:table-cell table:formula="of:= DEGREES([.B52])" office:value-type="float" office:value="0.02838920617477" calcext:value-type="float">
            <text:p>0.02838920617477</text:p>
          </table:table-cell>
          <table:table-cell/>
        </table:table-row>
        <table:table-row table:style-name="ro1">
          <table:table-cell table:formula="of:=[.A52]+0.001" office:value-type="float" office:value="134.970554730418" calcext:value-type="float">
            <text:p>134.970554730418</text:p>
          </table:table-cell>
          <table:table-cell table:formula="of:= ASIN(  ([.A53]^2 + [.B$22]) / ([.B$23] * SQRT( [.A53]^2 + [.B$24]^2)) ) - ATAN( [.B$25] / [.A53] )" office:value-type="float" office:value="0.000557418325552506" calcext:value-type="float">
            <text:p>0.000557418325553</text:p>
          </table:table-cell>
          <table:table-cell table:formula="of:= DEGREES([.B53])" office:value-type="float" office:value="0.0319377174774079" calcext:value-type="float">
            <text:p>0.031937717477408</text:p>
          </table:table-cell>
          <table:table-cell/>
        </table:table-row>
        <table:table-row table:style-name="ro1">
          <table:table-cell table:formula="of:=[.A53]+0.001" office:value-type="float" office:value="134.971554730418" calcext:value-type="float">
            <text:p>134.971554730418</text:p>
          </table:table-cell>
          <table:table-cell table:formula="of:= ASIN(  ([.A54]^2 + [.B$22]) / ([.B$23] * SQRT( [.A54]^2 + [.B$24]^2)) ) - ATAN( [.B$25] / [.A54] )" office:value-type="float" office:value="0.000619350991238193" calcext:value-type="float">
            <text:p>0.000619350991238</text:p>
          </table:table-cell>
          <table:table-cell table:formula="of:= DEGREES([.B54])" office:value-type="float" office:value="0.0354861978351925" calcext:value-type="float">
            <text:p>0.035486197835193</text:p>
          </table:table-cell>
          <table:table-cell/>
        </table:table-row>
        <table:table-row table:style-name="ro1">
          <table:table-cell table:formula="of:=[.A54]+0.001" office:value-type="float" office:value="134.972554730418" calcext:value-type="float">
            <text:p>134.972554730418</text:p>
          </table:table-cell>
          <table:table-cell table:formula="of:= ASIN(  ([.A55]^2 + [.B$22]) / ([.B$23] * SQRT( [.A55]^2 + [.B$24]^2)) ) - ATAN( [.B$25] / [.A55] )" office:value-type="float" office:value="0.000681283117087129" calcext:value-type="float">
            <text:p>0.000681283117087</text:p>
          </table:table-cell>
          <table:table-cell table:formula="of:= DEGREES([.B55])" office:value-type="float" office:value="0.0390346472626096" calcext:value-type="float">
            <text:p>0.03903464726261</text:p>
          </table:table-cell>
          <table:table-cell/>
        </table:table-row>
        <table:table-row table:style-name="ro1">
          <table:table-cell table:formula="of:=[.A55]+0.001" office:value-type="float" office:value="134.973554730418" calcext:value-type="float">
            <text:p>134.973554730418</text:p>
          </table:table-cell>
          <table:table-cell table:formula="of:= ASIN(  ([.A56]^2 + [.B$22]) / ([.B$23] * SQRT( [.A56]^2 + [.B$24]^2)) ) - ATAN( [.B$25] / [.A56] )" office:value-type="float" office:value="0.000743214703352056" calcext:value-type="float">
            <text:p>0.000743214703352</text:p>
          </table:table-cell>
          <table:table-cell table:formula="of:= DEGREES([.B56])" office:value-type="float" office:value="0.0425830657741403" calcext:value-type="float">
            <text:p>0.04258306577414</text:p>
          </table:table-cell>
          <table:table-cell/>
        </table:table-row>
        <table:table-row table:style-name="ro1">
          <table:table-cell table:formula="of:=[.A56]+0.001" office:value-type="float" office:value="134.974554730418" calcext:value-type="float">
            <text:p>134.974554730418</text:p>
          </table:table-cell>
          <table:table-cell table:formula="of:= ASIN(  ([.A57]^2 + [.B$22]) / ([.B$23] * SQRT( [.A57]^2 + [.B$24]^2)) ) - ATAN( [.B$25] / [.A57] )" office:value-type="float" office:value="0.000805145750284938" calcext:value-type="float">
            <text:p>0.000805145750285</text:p>
          </table:table-cell>
          <table:table-cell table:formula="of:= DEGREES([.B57])" office:value-type="float" office:value="0.0461314533842211" calcext:value-type="float">
            <text:p>0.046131453384221</text:p>
          </table:table-cell>
          <table:table-cell/>
        </table:table-row>
        <table:table-row table:style-name="ro1">
          <table:table-cell table:formula="of:=[.A57]+0.001" office:value-type="float" office:value="134.975554730418" calcext:value-type="float">
            <text:p>134.975554730418</text:p>
          </table:table-cell>
          <table:table-cell table:formula="of:= ASIN(  ([.A58]^2 + [.B$22]) / ([.B$23] * SQRT( [.A58]^2 + [.B$24]^2)) ) - ATAN( [.B$25] / [.A58] )" office:value-type="float" office:value="0.000867076258140191" calcext:value-type="float">
            <text:p>0.00086707625814</text:p>
          </table:table-cell>
          <table:table-cell table:formula="of:= DEGREES([.B58])" office:value-type="float" office:value="0.0496798101074288" calcext:value-type="float">
            <text:p>0.049679810107429</text:p>
          </table:table-cell>
          <table:table-cell/>
        </table:table-row>
        <table:table-row table:style-name="ro1">
          <table:table-cell table:formula="of:=[.A58]+0.001" office:value-type="float" office:value="134.976554730418" calcext:value-type="float">
            <text:p>134.976554730418</text:p>
          </table:table-cell>
          <table:table-cell table:formula="of:= ASIN(  ([.A59]^2 + [.B$22]) / ([.B$23] * SQRT( [.A59]^2 + [.B$24]^2)) ) - ATAN( [.B$25] / [.A59] )" office:value-type="float" office:value="0.000929006227168898" calcext:value-type="float">
            <text:p>0.000929006227169</text:p>
          </table:table-cell>
          <table:table-cell table:formula="of:= DEGREES([.B59])" office:value-type="float" office:value="0.0532281359581496" calcext:value-type="float">
            <text:p>0.05322813595815</text:p>
          </table:table-cell>
          <table:table-cell/>
        </table:table-row>
        <table:table-row table:style-name="ro1">
          <table:table-cell table:formula="of:=[.A59]+0.001" office:value-type="float" office:value="134.977554730418" calcext:value-type="float">
            <text:p>134.977554730418</text:p>
          </table:table-cell>
          <table:table-cell table:formula="of:= ASIN(  ([.A60]^2 + [.B$22]) / ([.B$23] * SQRT( [.A60]^2 + [.B$24]^2)) ) - ATAN( [.B$25] / [.A60] )" office:value-type="float" office:value="0.000990935657623731" calcext:value-type="float">
            <text:p>0.000990935657624</text:p>
          </table:table-cell>
          <table:table-cell table:formula="of:= DEGREES([.B60])" office:value-type="float" office:value="0.0567764309508606" calcext:value-type="float">
            <text:p>0.056776430950861</text:p>
          </table:table-cell>
          <table:table-cell/>
        </table:table-row>
        <table:table-row table:style-name="ro1">
          <table:table-cell table:formula="of:=[.A60]+0.001" office:value-type="float" office:value="134.978554730418" calcext:value-type="float">
            <text:p>134.978554730418</text:p>
          </table:table-cell>
          <table:table-cell table:formula="of:= ASIN(  ([.A61]^2 + [.B$22]) / ([.B$23] * SQRT( [.A61]^2 + [.B$24]^2)) ) - ATAN( [.B$25] / [.A61] )" office:value-type="float" office:value="0.00105286454975913" calcext:value-type="float">
            <text:p>0.001052864549759</text:p>
          </table:table-cell>
          <table:table-cell table:formula="of:= DEGREES([.B61])" office:value-type="float" office:value="0.0603246951001397" calcext:value-type="float">
            <text:p>0.06032469510014</text:p>
          </table:table-cell>
          <table:table-cell/>
        </table:table-row>
        <table:table-row table:style-name="ro1">
          <table:table-cell table:formula="of:=[.A61]+0.001" office:value-type="float" office:value="134.979554730418" calcext:value-type="float">
            <text:p>134.979554730418</text:p>
          </table:table-cell>
          <table:table-cell table:formula="of:= ASIN(  ([.A62]^2 + [.B$22]) / ([.B$23] * SQRT( [.A62]^2 + [.B$24]^2)) ) - ATAN( [.B$25] / [.A62] )" office:value-type="float" office:value="0.00111479290382691" calcext:value-type="float">
            <text:p>0.001114792903827</text:p>
          </table:table-cell>
          <table:table-cell table:formula="of:= DEGREES([.B62])" office:value-type="float" office:value="0.0638729284204152" calcext:value-type="float">
            <text:p>0.063872928420415</text:p>
          </table:table-cell>
          <table:table-cell/>
        </table:table-row>
        <table:table-row table:style-name="ro1">
          <table:table-cell table:formula="of:=[.A62]+0.001" office:value-type="float" office:value="134.980554730418" calcext:value-type="float">
            <text:p>134.980554730418</text:p>
          </table:table-cell>
          <table:table-cell table:formula="of:= ASIN(  ([.A63]^2 + [.B$22]) / ([.B$23] * SQRT( [.A63]^2 + [.B$24]^2)) ) - ATAN( [.B$25] / [.A63] )" office:value-type="float" office:value="0.00117672072007893" calcext:value-type="float">
            <text:p>0.001176720720079</text:p>
          </table:table-cell>
          <table:table-cell table:formula="of:= DEGREES([.B63])" office:value-type="float" office:value="0.0674211309261176" calcext:value-type="float">
            <text:p>0.067421130926118</text:p>
          </table:table-cell>
          <table:table-cell/>
        </table:table-row>
        <table:table-row table:style-name="ro1">
          <table:table-cell table:formula="of:=[.A63]+0.001" office:value-type="float" office:value="134.981554730418" calcext:value-type="float">
            <text:p>134.981554730418</text:p>
          </table:table-cell>
          <table:table-cell table:formula="of:= ASIN(  ([.A64]^2 + [.B$22]) / ([.B$23] * SQRT( [.A64]^2 + [.B$24]^2)) ) - ATAN( [.B$25] / [.A64] )" office:value-type="float" office:value="0.00123864799876867" calcext:value-type="float">
            <text:p>0.001238647998769</text:p>
          </table:table-cell>
          <table:table-cell table:formula="of:= DEGREES([.B64])" office:value-type="float" office:value="0.0709693026317702" calcext:value-type="float">
            <text:p>0.07096930263177</text:p>
          </table:table-cell>
          <table:table-cell/>
        </table:table-row>
        <table:table-row table:style-name="ro1">
          <table:table-cell table:formula="of:=[.A64]+0.001" office:value-type="float" office:value="134.982554730418" calcext:value-type="float">
            <text:p>134.982554730418</text:p>
          </table:table-cell>
          <table:table-cell table:formula="of:= ASIN(  ([.A65]^2 + [.B$22]) / ([.B$23] * SQRT( [.A65]^2 + [.B$24]^2)) ) - ATAN( [.B$25] / [.A65] )" office:value-type="float" office:value="0.00130057474014879" calcext:value-type="float">
            <text:p>0.001300574740149</text:p>
          </table:table-cell>
          <table:table-cell table:formula="of:= DEGREES([.B65])" office:value-type="float" office:value="0.0745174435518493" calcext:value-type="float">
            <text:p>0.074517443551849</text:p>
          </table:table-cell>
          <table:table-cell/>
        </table:table-row>
        <table:table-row table:style-name="ro1">
          <table:table-cell table:formula="of:=[.A65]+0.001" office:value-type="float" office:value="134.983554730418" calcext:value-type="float">
            <text:p>134.983554730418</text:p>
          </table:table-cell>
          <table:table-cell table:formula="of:= ASIN(  ([.A66]^2 + [.B$22]) / ([.B$23] * SQRT( [.A66]^2 + [.B$24]^2)) ) - ATAN( [.B$25] / [.A66] )" office:value-type="float" office:value="0.00136250094447193" calcext:value-type="float">
            <text:p>0.001362500944472</text:p>
          </table:table-cell>
          <table:table-cell table:formula="of:= DEGREES([.B66])" office:value-type="float" office:value="0.07806555370083" calcext:value-type="float">
            <text:p>0.07806555370083</text:p>
          </table:table-cell>
          <table:table-cell/>
        </table:table-row>
        <table:table-row table:style-name="ro1">
          <table:table-cell table:formula="of:=[.A66]+0.001" office:value-type="float" office:value="134.984554730418" calcext:value-type="float">
            <text:p>134.984554730418</text:p>
          </table:table-cell>
          <table:table-cell table:formula="of:= ASIN(  ([.A67]^2 + [.B$22]) / ([.B$23] * SQRT( [.A67]^2 + [.B$24]^2)) ) - ATAN( [.B$25] / [.A67] )" office:value-type="float" office:value="0.00142442661198985" calcext:value-type="float">
            <text:p>0.00142442661199</text:p>
          </table:table-cell>
          <table:table-cell table:formula="of:= DEGREES([.B67])" office:value-type="float" office:value="0.0816136330931372" calcext:value-type="float">
            <text:p>0.081613633093137</text:p>
          </table:table-cell>
          <table:table-cell/>
        </table:table-row>
        <table:table-row table:style-name="ro1">
          <table:table-cell table:formula="of:=[.A67]+0.001" office:value-type="float" office:value="134.985554730418" calcext:value-type="float">
            <text:p>134.985554730418</text:p>
          </table:table-cell>
          <table:table-cell table:formula="of:= ASIN(  ([.A68]^2 + [.B$22]) / ([.B$23] * SQRT( [.A68]^2 + [.B$24]^2)) ) - ATAN( [.B$25] / [.A68] )" office:value-type="float" office:value="0.00148635174295682" calcext:value-type="float">
            <text:p>0.001486351742957</text:p>
          </table:table-cell>
          <table:table-cell table:formula="of:= DEGREES([.B68])" office:value-type="float" office:value="0.0851616817433395" calcext:value-type="float">
            <text:p>0.08516168174334</text:p>
          </table:table-cell>
          <table:table-cell/>
        </table:table-row>
        <table:table-row table:style-name="ro1">
          <table:table-cell table:formula="of:=[.A68]+0.001" office:value-type="float" office:value="134.986554730418" calcext:value-type="float">
            <text:p>134.986554730418</text:p>
          </table:table-cell>
          <table:table-cell table:formula="of:= ASIN(  ([.A69]^2 + [.B$22]) / ([.B$23] * SQRT( [.A69]^2 + [.B$24]^2)) ) - ATAN( [.B$25] / [.A69] )" office:value-type="float" office:value="0.00154827633762375" calcext:value-type="float">
            <text:p>0.001548276337624</text:p>
          </table:table-cell>
          <table:table-cell table:formula="of:= DEGREES([.B69])" office:value-type="float" office:value="0.088709699665813" calcext:value-type="float">
            <text:p>0.088709699665813</text:p>
          </table:table-cell>
          <table:table-cell/>
        </table:table-row>
        <table:table-row table:style-name="ro1">
          <table:table-cell table:formula="of:=[.A69]+0.001" office:value-type="float" office:value="134.987554730418" calcext:value-type="float">
            <text:p>134.987554730418</text:p>
          </table:table-cell>
          <table:table-cell table:formula="of:= ASIN(  ([.A70]^2 + [.B$22]) / ([.B$23] * SQRT( [.A70]^2 + [.B$24]^2)) ) - ATAN( [.B$25] / [.A70] )" office:value-type="float" office:value="0.00161020039624406" calcext:value-type="float">
            <text:p>0.001610200396244</text:p>
          </table:table-cell>
          <table:table-cell table:formula="of:= DEGREES([.B70])" office:value-type="float" office:value="0.0922576868750777" calcext:value-type="float">
            <text:p>0.092257686875078</text:p>
          </table:table-cell>
          <table:table-cell/>
        </table:table-row>
        <table:table-row table:style-name="ro1">
          <table:table-cell table:formula="of:=[.A70]+0.001" office:value-type="float" office:value="134.988554730418" calcext:value-type="float">
            <text:p>134.988554730418</text:p>
          </table:table-cell>
          <table:table-cell table:formula="of:= ASIN(  ([.A71]^2 + [.B$22]) / ([.B$23] * SQRT( [.A71]^2 + [.B$24]^2)) ) - ATAN( [.B$25] / [.A71] )" office:value-type="float" office:value="0.0016721239190703" calcext:value-type="float">
            <text:p>0.00167212391907</text:p>
          </table:table-cell>
          <table:table-cell table:formula="of:= DEGREES([.B71])" office:value-type="float" office:value="0.0958056433856032" calcext:value-type="float">
            <text:p>0.095805643385603</text:p>
          </table:table-cell>
          <table:table-cell/>
        </table:table-row>
        <table:table-row table:style-name="ro1">
          <table:table-cell table:formula="of:=[.A71]+0.001" office:value-type="float" office:value="134.989554730418" calcext:value-type="float">
            <text:p>134.989554730418</text:p>
          </table:table-cell>
          <table:table-cell table:formula="of:= ASIN(  ([.A72]^2 + [.B$22]) / ([.B$23] * SQRT( [.A72]^2 + [.B$24]^2)) ) - ATAN( [.B$25] / [.A72] )" office:value-type="float" office:value="0.00173404690635417" calcext:value-type="float">
            <text:p>0.001734046906354</text:p>
          </table:table-cell>
          <table:table-cell table:formula="of:= DEGREES([.B72])" office:value-type="float" office:value="0.0993535692118109" calcext:value-type="float">
            <text:p>0.099353569211811</text:p>
          </table:table-cell>
          <table:table-cell/>
        </table:table-row>
        <table:table-row table:style-name="ro1">
          <table:table-cell table:formula="of:=[.A72]+0.001" office:value-type="float" office:value="134.990554730418" calcext:value-type="float">
            <text:p>134.990554730418</text:p>
          </table:table-cell>
          <table:table-cell table:formula="of:= ASIN(  ([.A73]^2 + [.B$22]) / ([.B$23] * SQRT( [.A73]^2 + [.B$24]^2)) ) - ATAN( [.B$25] / [.A73] )" office:value-type="float" office:value="0.00179596935834987" calcext:value-type="float">
            <text:p>0.00179596935835</text:p>
          </table:table-cell>
          <table:table-cell table:formula="of:= DEGREES([.B73])" office:value-type="float" office:value="0.102901464368266" calcext:value-type="float">
            <text:p>0.102901464368266</text:p>
          </table:table-cell>
          <table:table-cell/>
        </table:table-row>
        <table:table-row table:style-name="ro1">
          <table:table-cell table:formula="of:=[.A73]+0.001" office:value-type="float" office:value="134.991554730418" calcext:value-type="float">
            <text:p>134.991554730418</text:p>
          </table:table-cell>
          <table:table-cell table:formula="of:= ASIN(  ([.A74]^2 + [.B$22]) / ([.B$23] * SQRT( [.A74]^2 + [.B$24]^2)) ) - ATAN( [.B$25] / [.A74] )" office:value-type="float" office:value="0.00185789127530822" calcext:value-type="float">
            <text:p>0.001857891275308</text:p>
          </table:table-cell>
          <table:table-cell table:formula="of:= DEGREES([.B74])" office:value-type="float" office:value="0.106449328869339" calcext:value-type="float">
            <text:p>0.106449328869339</text:p>
          </table:table-cell>
          <table:table-cell/>
        </table:table-row>
        <table:table-row table:style-name="ro1">
          <table:table-cell table:formula="of:=[.A74]+0.001" office:value-type="float" office:value="134.992554730418" calcext:value-type="float">
            <text:p>134.992554730418</text:p>
          </table:table-cell>
          <table:table-cell table:formula="of:= ASIN(  ([.A75]^2 + [.B$22]) / ([.B$23] * SQRT( [.A75]^2 + [.B$24]^2)) ) - ATAN( [.B$25] / [.A75] )" office:value-type="float" office:value="0.00191981265748255" calcext:value-type="float">
            <text:p>0.001919812657483</text:p>
          </table:table-cell>
          <table:table-cell table:formula="of:= DEGREES([.B75])" office:value-type="float" office:value="0.109997162729545" calcext:value-type="float">
            <text:p>0.109997162729545</text:p>
          </table:table-cell>
          <table:table-cell/>
        </table:table-row>
        <table:table-row table:style-name="ro1">
          <table:table-cell table:formula="of:=[.A75]+0.001" office:value-type="float" office:value="134.993554730418" calcext:value-type="float">
            <text:p>134.993554730418</text:p>
          </table:table-cell>
          <table:table-cell table:formula="of:= ASIN(  ([.A76]^2 + [.B$22]) / ([.B$23] * SQRT( [.A76]^2 + [.B$24]^2)) ) - ATAN( [.B$25] / [.A76] )" office:value-type="float" office:value="0.00198173350512538" calcext:value-type="float">
            <text:p>0.001981733505125</text:p>
          </table:table-cell>
          <table:table-cell table:formula="of:= DEGREES([.B76])" office:value-type="float" office:value="0.113544965963351" calcext:value-type="float">
            <text:p>0.113544965963351</text:p>
          </table:table-cell>
          <table:table-cell/>
        </table:table-row>
        <table:table-row table:style-name="ro1">
          <table:table-cell table:formula="of:=[.A76]+0.001" office:value-type="float" office:value="134.994554730418" calcext:value-type="float">
            <text:p>134.994554730418</text:p>
          </table:table-cell>
          <table:table-cell table:formula="of:= ASIN(  ([.A77]^2 + [.B$22]) / ([.B$23] * SQRT( [.A77]^2 + [.B$24]^2)) ) - ATAN( [.B$25] / [.A77] )" office:value-type="float" office:value="0.0020436538184891" calcext:value-type="float">
            <text:p>0.002043653818489</text:p>
          </table:table-cell>
          <table:table-cell table:formula="of:= DEGREES([.B77])" office:value-type="float" office:value="0.11709273858522" calcext:value-type="float">
            <text:p>0.11709273858522</text:p>
          </table:table-cell>
          <table:table-cell/>
        </table:table-row>
        <table:table-row table:style-name="ro1">
          <table:table-cell table:formula="of:=[.A77]+0.001" office:value-type="float" office:value="134.995554730418" calcext:value-type="float">
            <text:p>134.995554730418</text:p>
          </table:table-cell>
          <table:table-cell table:formula="of:= ASIN(  ([.A78]^2 + [.B$22]) / ([.B$23] * SQRT( [.A78]^2 + [.B$24]^2)) ) - ATAN( [.B$25] / [.A78] )" office:value-type="float" office:value="0.00210557359782538" calcext:value-type="float">
            <text:p>0.002105573597825</text:p>
          </table:table-cell>
          <table:table-cell table:formula="of:= DEGREES([.B78])" office:value-type="float" office:value="0.12064048060957" calcext:value-type="float">
            <text:p>0.12064048060957</text:p>
          </table:table-cell>
          <table:table-cell/>
        </table:table-row>
        <table:table-row table:style-name="ro1">
          <table:table-cell table:formula="of:=[.A78]+0.001" office:value-type="float" office:value="134.996554730418" calcext:value-type="float">
            <text:p>134.996554730418</text:p>
          </table:table-cell>
          <table:table-cell table:formula="of:= ASIN(  ([.A79]^2 + [.B$22]) / ([.B$23] * SQRT( [.A79]^2 + [.B$24]^2)) ) - ATAN( [.B$25] / [.A79] )" office:value-type="float" office:value="0.0021674928433883" calcext:value-type="float">
            <text:p>0.002167492843388</text:p>
          </table:table-cell>
          <table:table-cell table:formula="of:= DEGREES([.B79])" office:value-type="float" office:value="0.12418819205096" calcext:value-type="float">
            <text:p>0.12418819205096</text:p>
          </table:table-cell>
          <table:table-cell/>
        </table:table-row>
        <table:table-row table:style-name="ro1">
          <table:table-cell table:formula="of:=[.A79]+0.001" office:value-type="float" office:value="134.997554730418" calcext:value-type="float">
            <text:p>134.997554730418</text:p>
          </table:table-cell>
          <table:table-cell table:formula="of:= ASIN(  ([.A80]^2 + [.B$22]) / ([.B$23] * SQRT( [.A80]^2 + [.B$24]^2)) ) - ATAN( [.B$25] / [.A80] )" office:value-type="float" office:value="0.00222941155542861" calcext:value-type="float">
            <text:p>0.002229411555429</text:p>
          </table:table-cell>
          <table:table-cell table:formula="of:= DEGREES([.B80])" office:value-type="float" office:value="0.127735872923755" calcext:value-type="float">
            <text:p>0.127735872923755</text:p>
          </table:table-cell>
          <table:table-cell/>
        </table:table-row>
        <table:table-row table:style-name="ro1">
          <table:table-cell table:formula="of:=[.A80]+0.001" office:value-type="float" office:value="134.998554730418" calcext:value-type="float">
            <text:p>134.998554730418</text:p>
          </table:table-cell>
          <table:table-cell table:formula="of:= ASIN(  ([.A81]^2 + [.B$22]) / ([.B$23] * SQRT( [.A81]^2 + [.B$24]^2)) ) - ATAN( [.B$25] / [.A81] )" office:value-type="float" office:value="0.00229132973419954" calcext:value-type="float">
            <text:p>0.0022913297342</text:p>
          </table:table-cell>
          <table:table-cell table:formula="of:= DEGREES([.B81])" office:value-type="float" office:value="0.131283523242467" calcext:value-type="float">
            <text:p>0.131283523242467</text:p>
          </table:table-cell>
          <table:table-cell/>
        </table:table-row>
        <table:table-row table:style-name="ro1">
          <table:table-cell table:formula="of:=[.A81]+0.001" office:value-type="float" office:value="134.999554730418" calcext:value-type="float">
            <text:p>134.999554730418</text:p>
          </table:table-cell>
          <table:table-cell table:formula="of:= ASIN(  ([.A82]^2 + [.B$22]) / ([.B$23] * SQRT( [.A82]^2 + [.B$24]^2)) ) - ATAN( [.B$25] / [.A82] )" office:value-type="float" office:value="0.00235324737995346" calcext:value-type="float">
            <text:p>0.002353247379953</text:p>
          </table:table-cell>
          <table:table-cell table:formula="of:= DEGREES([.B82])" office:value-type="float" office:value="0.134831143021552" calcext:value-type="float">
            <text:p>0.134831143021552</text:p>
          </table:table-cell>
          <table:table-cell/>
        </table:table-row>
        <table:table-row table:style-name="ro1">
          <table:table-cell table:formula="of:=[.A82]+0.001" office:value-type="float" office:value="135.000554730418" calcext:value-type="float">
            <text:p>135.000554730418</text:p>
          </table:table-cell>
          <table:table-cell table:formula="of:= ASIN(  ([.A83]^2 + [.B$22]) / ([.B$23] * SQRT( [.A83]^2 + [.B$24]^2)) ) - ATAN( [.B$25] / [.A83] )" office:value-type="float" office:value="0.00241516449294194" calcext:value-type="float">
            <text:p>0.002415164492942</text:p>
          </table:table-cell>
          <table:table-cell table:formula="of:= DEGREES([.B83])" office:value-type="float" office:value="0.138378732275427" calcext:value-type="float">
            <text:p>0.138378732275427</text:p>
          </table:table-cell>
          <table:table-cell/>
        </table:table-row>
        <table:table-row table:style-name="ro1">
          <table:table-cell table:formula="of:=[.A83]+0.001" office:value-type="float" office:value="135.001554730418" calcext:value-type="float">
            <text:p>135.001554730418</text:p>
          </table:table-cell>
          <table:table-cell table:formula="of:= ASIN(  ([.A84]^2 + [.B$22]) / ([.B$23] * SQRT( [.A84]^2 + [.B$24]^2)) ) - ATAN( [.B$25] / [.A84] )" office:value-type="float" office:value="0.00247708107341899" calcext:value-type="float">
            <text:p>0.002477081073419</text:p>
          </table:table-cell>
          <table:table-cell table:formula="of:= DEGREES([.B84])" office:value-type="float" office:value="0.141926291018643" calcext:value-type="float">
            <text:p>0.141926291018643</text:p>
          </table:table-cell>
          <table:table-cell/>
        </table:table-row>
        <table:table-row table:style-name="ro1">
          <table:table-cell table:formula="of:=[.A84]+0.001" office:value-type="float" office:value="135.002554730418" calcext:value-type="float">
            <text:p>135.002554730418</text:p>
          </table:table-cell>
          <table:table-cell table:formula="of:= ASIN(  ([.A85]^2 + [.B$22]) / ([.B$23] * SQRT( [.A85]^2 + [.B$24]^2)) ) - ATAN( [.B$25] / [.A85] )" office:value-type="float" office:value="0.00253899712163528" calcext:value-type="float">
            <text:p>0.002538997121635</text:p>
          </table:table-cell>
          <table:table-cell table:formula="of:= DEGREES([.B85])" office:value-type="float" office:value="0.145473819265566" calcext:value-type="float">
            <text:p>0.145473819265566</text:p>
          </table:table-cell>
          <table:table-cell/>
        </table:table-row>
        <table:table-row table:style-name="ro1">
          <table:table-cell table:formula="of:=[.A85]+0.001" office:value-type="float" office:value="135.003554730418" calcext:value-type="float">
            <text:p>135.003554730418</text:p>
          </table:table-cell>
          <table:table-cell table:formula="of:= ASIN(  ([.A86]^2 + [.B$22]) / ([.B$23] * SQRT( [.A86]^2 + [.B$24]^2)) ) - ATAN( [.B$25] / [.A86] )" office:value-type="float" office:value="0.00260091263784398" calcext:value-type="float">
            <text:p>0.002600912637844</text:p>
          </table:table-cell>
          <table:table-cell table:formula="of:= DEGREES([.B86])" office:value-type="float" office:value="0.149021317030698" calcext:value-type="float">
            <text:p>0.149021317030698</text:p>
          </table:table-cell>
          <table:table-cell/>
        </table:table-row>
        <table:table-row table:style-name="ro1">
          <table:table-cell table:formula="of:=[.A86]+0.001" office:value-type="float" office:value="135.004554730418" calcext:value-type="float">
            <text:p>135.004554730418</text:p>
          </table:table-cell>
          <table:table-cell table:formula="of:= ASIN(  ([.A87]^2 + [.B$22]) / ([.B$23] * SQRT( [.A87]^2 + [.B$24]^2)) ) - ATAN( [.B$25] / [.A87] )" office:value-type="float" office:value="0.00266282762229738" calcext:value-type="float">
            <text:p>0.002662827622297</text:p>
          </table:table-cell>
          <table:table-cell table:formula="of:= DEGREES([.B87])" office:value-type="float" office:value="0.152568784328496" calcext:value-type="float">
            <text:p>0.152568784328496</text:p>
          </table:table-cell>
          <table:table-cell/>
        </table:table-row>
        <table:table-row table:style-name="ro1">
          <table:table-cell table:formula="of:=[.A87]+0.001" office:value-type="float" office:value="135.005554730418" calcext:value-type="float">
            <text:p>135.005554730418</text:p>
          </table:table-cell>
          <table:table-cell table:formula="of:= ASIN(  ([.A88]^2 + [.B$22]) / ([.B$23] * SQRT( [.A88]^2 + [.B$24]^2)) ) - ATAN( [.B$25] / [.A88] )" office:value-type="float" office:value="0.00272474207524778" calcext:value-type="float">
            <text:p>0.002724742075248</text:p>
          </table:table-cell>
          <table:table-cell table:formula="of:= DEGREES([.B88])" office:value-type="float" office:value="0.156116221173415" calcext:value-type="float">
            <text:p>0.156116221173415</text:p>
          </table:table-cell>
          <table:table-cell/>
        </table:table-row>
        <table:table-row table:style-name="ro1">
          <table:table-cell table:formula="of:=[.A88]+0.001" office:value-type="float" office:value="135.006554730418" calcext:value-type="float">
            <text:p>135.006554730418</text:p>
          </table:table-cell>
          <table:table-cell table:formula="of:= ASIN(  ([.A89]^2 + [.B$22]) / ([.B$23] * SQRT( [.A89]^2 + [.B$24]^2)) ) - ATAN( [.B$25] / [.A89] )" office:value-type="float" office:value="0.00278665599694664" calcext:value-type="float">
            <text:p>0.002786655996947</text:p>
          </table:table-cell>
          <table:table-cell table:formula="of:= DEGREES([.B89])" office:value-type="float" office:value="0.159663627579863" calcext:value-type="float">
            <text:p>0.159663627579863</text:p>
          </table:table-cell>
          <table:table-cell/>
        </table:table-row>
        <table:table-row table:style-name="ro1">
          <table:table-cell table:formula="of:=[.A89]+0.001" office:value-type="float" office:value="135.007554730418" calcext:value-type="float">
            <text:p>135.007554730418</text:p>
          </table:table-cell>
          <table:table-cell table:formula="of:= ASIN(  ([.A90]^2 + [.B$22]) / ([.B$23] * SQRT( [.A90]^2 + [.B$24]^2)) ) - ATAN( [.B$25] / [.A90] )" office:value-type="float" office:value="0.00284856938764705" calcext:value-type="float">
            <text:p>0.002848569387647</text:p>
          </table:table-cell>
          <table:table-cell table:formula="of:= DEGREES([.B90])" office:value-type="float" office:value="0.163211003562341" calcext:value-type="float">
            <text:p>0.163211003562341</text:p>
          </table:table-cell>
          <table:table-cell/>
        </table:table-row>
        <table:table-row table:style-name="ro1">
          <table:table-cell table:formula="of:=[.A90]+0.001" office:value-type="float" office:value="135.008554730418" calcext:value-type="float">
            <text:p>135.008554730418</text:p>
          </table:table-cell>
          <table:table-cell table:formula="of:= ASIN(  ([.A91]^2 + [.B$22]) / ([.B$23] * SQRT( [.A91]^2 + [.B$24]^2)) ) - ATAN( [.B$25] / [.A91] )" office:value-type="float" office:value="0.00291048224760126" calcext:value-type="float">
            <text:p>0.002910482247601</text:p>
          </table:table-cell>
          <table:table-cell table:formula="of:= DEGREES([.B91])" office:value-type="float" office:value="0.166758349135302" calcext:value-type="float">
            <text:p>0.166758349135302</text:p>
          </table:table-cell>
          <table:table-cell/>
        </table:table-row>
        <table:table-row table:style-name="ro1">
          <table:table-cell table:formula="of:=[.A91]+0.001" office:value-type="float" office:value="135.009554730418" calcext:value-type="float">
            <text:p>135.009554730418</text:p>
          </table:table-cell>
          <table:table-cell table:formula="of:= ASIN(  ([.A92]^2 + [.B$22]) / ([.B$23] * SQRT( [.A92]^2 + [.B$24]^2)) ) - ATAN( [.B$25] / [.A92] )" office:value-type="float" office:value="0.00297239457706149" calcext:value-type="float">
            <text:p>0.002972394577062</text:p>
          </table:table-cell>
          <table:table-cell table:formula="of:= DEGREES([.B92])" office:value-type="float" office:value="0.170305664313197" calcext:value-type="float">
            <text:p>0.170305664313197</text:p>
          </table:table-cell>
          <table:table-cell/>
        </table:table-row>
        <table:table-row table:style-name="ro1">
          <table:table-cell table:formula="of:=[.A92]+0.001" office:value-type="float" office:value="135.010554730418" calcext:value-type="float">
            <text:p>135.010554730418</text:p>
          </table:table-cell>
          <table:table-cell table:formula="of:= ASIN(  ([.A93]^2 + [.B$22]) / ([.B$23] * SQRT( [.A93]^2 + [.B$24]^2)) ) - ATAN( [.B$25] / [.A93] )" office:value-type="float" office:value="0.00303430637627998" calcext:value-type="float">
            <text:p>0.00303430637628</text:p>
          </table:table-cell>
          <table:table-cell table:formula="of:= DEGREES([.B93])" office:value-type="float" office:value="0.173852949110478" calcext:value-type="float">
            <text:p>0.173852949110478</text:p>
          </table:table-cell>
          <table:table-cell/>
        </table:table-row>
        <table:table-row table:style-name="ro1">
          <table:table-cell table:formula="of:=[.A93]+0.001" office:value-type="float" office:value="135.011554730418" calcext:value-type="float">
            <text:p>135.011554730418</text:p>
          </table:table-cell>
          <table:table-cell table:formula="of:= ASIN(  ([.A94]^2 + [.B$22]) / ([.B$23] * SQRT( [.A94]^2 + [.B$24]^2)) ) - ATAN( [.B$25] / [.A94] )" office:value-type="float" office:value="0.00309621764550894" calcext:value-type="float">
            <text:p>0.003096217645509</text:p>
          </table:table-cell>
          <table:table-cell table:formula="of:= DEGREES([.B94])" office:value-type="float" office:value="0.177400203541595" calcext:value-type="float">
            <text:p>0.177400203541595</text:p>
          </table:table-cell>
          <table:table-cell/>
        </table:table-row>
        <table:table-row table:style-name="ro1">
          <table:table-cell table:formula="of:=[.A94]+0.001" office:value-type="float" office:value="135.012554730418" calcext:value-type="float">
            <text:p>135.012554730418</text:p>
          </table:table-cell>
          <table:table-cell table:formula="of:= ASIN(  ([.A95]^2 + [.B$22]) / ([.B$23] * SQRT( [.A95]^2 + [.B$24]^2)) ) - ATAN( [.B$25] / [.A95] )" office:value-type="float" office:value="0.00315812838499972" calcext:value-type="float">
            <text:p>0.003158128385</text:p>
          </table:table-cell>
          <table:table-cell table:formula="of:= DEGREES([.B95])" office:value-type="float" office:value="0.18094742762095" calcext:value-type="float">
            <text:p>0.18094742762095</text:p>
          </table:table-cell>
          <table:table-cell/>
        </table:table-row>
        <table:table-row table:style-name="ro1">
          <table:table-cell table:formula="of:=[.A95]+0.001" office:value-type="float" office:value="135.013554730418" calcext:value-type="float">
            <text:p>135.013554730418</text:p>
          </table:table-cell>
          <table:table-cell table:formula="of:= ASIN(  ([.A96]^2 + [.B$22]) / ([.B$23] * SQRT( [.A96]^2 + [.B$24]^2)) ) - ATAN( [.B$25] / [.A96] )" office:value-type="float" office:value="0.0032200385950053" calcext:value-type="float">
            <text:p>0.003220038595005</text:p>
          </table:table-cell>
          <table:table-cell table:formula="of:= DEGREES([.B96])" office:value-type="float" office:value="0.184494621363039" calcext:value-type="float">
            <text:p>0.184494621363039</text:p>
          </table:table-cell>
          <table:table-cell/>
        </table:table-row>
        <table:table-row table:style-name="ro1">
          <table:table-cell table:formula="of:=[.A96]+0.001" office:value-type="float" office:value="135.014554730418" calcext:value-type="float">
            <text:p>135.014554730418</text:p>
          </table:table-cell>
          <table:table-cell table:formula="of:= ASIN(  ([.A97]^2 + [.B$22]) / ([.B$23] * SQRT( [.A97]^2 + [.B$24]^2)) ) - ATAN( [.B$25] / [.A97] )" office:value-type="float" office:value="0.00328194827577786" calcext:value-type="float">
            <text:p>0.003281948275778</text:p>
          </table:table-cell>
          <table:table-cell table:formula="of:= DEGREES([.B97])" office:value-type="float" office:value="0.188041784782309" calcext:value-type="float">
            <text:p>0.188041784782309</text:p>
          </table:table-cell>
          <table:table-cell/>
        </table:table-row>
        <table:table-row table:style-name="ro1">
          <table:table-cell table:formula="of:=[.A97]+0.001" office:value-type="float" office:value="135.015554730418" calcext:value-type="float">
            <text:p>135.015554730418</text:p>
          </table:table-cell>
          <table:table-cell table:formula="of:= ASIN(  ([.A98]^2 + [.B$22]) / ([.B$23] * SQRT( [.A98]^2 + [.B$24]^2)) ) - ATAN( [.B$25] / [.A98] )" office:value-type="float" office:value="0.00334385742756955" calcext:value-type="float">
            <text:p>0.00334385742757</text:p>
          </table:table-cell>
          <table:table-cell table:formula="of:= DEGREES([.B98])" office:value-type="float" office:value="0.191588917893208" calcext:value-type="float">
            <text:p>0.191588917893208</text:p>
          </table:table-cell>
          <table:table-cell/>
        </table:table-row>
        <table:table-row table:style-name="ro1">
          <table:table-cell table:formula="of:=[.A98]+0.001" office:value-type="float" office:value="135.016554730418" calcext:value-type="float">
            <text:p>135.016554730418</text:p>
          </table:table-cell>
          <table:table-cell table:formula="of:= ASIN(  ([.A99]^2 + [.B$22]) / ([.B$23] * SQRT( [.A99]^2 + [.B$24]^2)) ) - ATAN( [.B$25] / [.A99] )" office:value-type="float" office:value="0.00340576605063252" calcext:value-type="float">
            <text:p>0.003405766050633</text:p>
          </table:table-cell>
          <table:table-cell table:formula="of:= DEGREES([.B99])" office:value-type="float" office:value="0.195136020710182" calcext:value-type="float">
            <text:p>0.195136020710182</text:p>
          </table:table-cell>
          <table:table-cell/>
        </table:table-row>
        <table:table-row table:style-name="ro1">
          <table:table-cell table:formula="of:=[.A99]+0.001" office:value-type="float" office:value="135.017554730418" calcext:value-type="float">
            <text:p>135.017554730418</text:p>
          </table:table-cell>
          <table:table-cell table:formula="of:= ASIN(  ([.A100]^2 + [.B$22]) / ([.B$23] * SQRT( [.A100]^2 + [.B$24]^2)) ) - ATAN( [.B$25] / [.A100] )" office:value-type="float" office:value="0.00346767414521799" calcext:value-type="float">
            <text:p>0.003467674145218</text:p>
          </table:table-cell>
          <table:table-cell table:formula="of:= DEGREES([.B100])" office:value-type="float" office:value="0.198683093247626" calcext:value-type="float">
            <text:p>0.198683093247626</text:p>
          </table:table-cell>
          <table:table-cell/>
        </table:table-row>
        <table:table-row table:style-name="ro1">
          <table:table-cell table:formula="of:=[.A100]+0.001" office:value-type="float" office:value="135.018554730418" calcext:value-type="float">
            <text:p>135.018554730418</text:p>
          </table:table-cell>
          <table:table-cell table:formula="of:= ASIN(  ([.A101]^2 + [.B$22]) / ([.B$23] * SQRT( [.A101]^2 + [.B$24]^2)) ) - ATAN( [.B$25] / [.A101] )" office:value-type="float" office:value="0.00352958171157894" calcext:value-type="float">
            <text:p>0.003529581711579</text:p>
          </table:table-cell>
          <table:table-cell table:formula="of:= DEGREES([.B101])" office:value-type="float" office:value="0.202230135520035" calcext:value-type="float">
            <text:p>0.202230135520035</text:p>
          </table:table-cell>
          <table:table-cell/>
        </table:table-row>
        <table:table-row table:style-name="ro1">
          <table:table-cell table:formula="of:=[.A101]+0.001" office:value-type="float" office:value="135.019554730418" calcext:value-type="float">
            <text:p>135.019554730418</text:p>
          </table:table-cell>
          <table:table-cell table:formula="of:= ASIN(  ([.A102]^2 + [.B$22]) / ([.B$23] * SQRT( [.A102]^2 + [.B$24]^2)) ) - ATAN( [.B$25] / [.A102] )" office:value-type="float" office:value="0.00359148874996742" calcext:value-type="float">
            <text:p>0.003591488749967</text:p>
          </table:table-cell>
          <table:table-cell table:formula="of:= DEGREES([.B102])" office:value-type="float" office:value="0.205777147541849" calcext:value-type="float">
            <text:p>0.205777147541849</text:p>
          </table:table-cell>
          <table:table-cell/>
        </table:table-row>
        <table:table-row table:style-name="ro1">
          <table:table-cell table:formula="of:=[.A102]+0.001" office:value-type="float" office:value="135.020554730418" calcext:value-type="float">
            <text:p>135.020554730418</text:p>
          </table:table-cell>
          <table:table-cell table:formula="of:= ASIN(  ([.A103]^2 + [.B$22]) / ([.B$23] * SQRT( [.A103]^2 + [.B$24]^2)) ) - ATAN( [.B$25] / [.A103] )" office:value-type="float" office:value="0.00365339526063554" calcext:value-type="float">
            <text:p>0.003653395260636</text:p>
          </table:table-cell>
          <table:table-cell table:formula="of:= DEGREES([.B103])" office:value-type="float" office:value="0.209324129327514" calcext:value-type="float">
            <text:p>0.209324129327514</text:p>
          </table:table-cell>
          <table:table-cell/>
        </table:table-row>
        <table:table-row table:style-name="ro1">
          <table:table-cell table:formula="of:=[.A103]+0.001" office:value-type="float" office:value="135.021554730418" calcext:value-type="float">
            <text:p>135.021554730418</text:p>
          </table:table-cell>
          <table:table-cell table:formula="of:= ASIN(  ([.A104]^2 + [.B$22]) / ([.B$23] * SQRT( [.A104]^2 + [.B$24]^2)) ) - ATAN( [.B$25] / [.A104] )" office:value-type="float" office:value="0.00371530124383532" calcext:value-type="float">
            <text:p>0.003715301243835</text:p>
          </table:table-cell>
          <table:table-cell table:formula="of:= DEGREES([.B104])" office:value-type="float" office:value="0.212871080891469" calcext:value-type="float">
            <text:p>0.212871080891469</text:p>
          </table:table-cell>
          <table:table-cell/>
        </table:table-row>
        <table:table-row table:style-name="ro1">
          <table:table-cell table:formula="of:=[.A104]+0.001" office:value-type="float" office:value="135.022554730418" calcext:value-type="float">
            <text:p>135.022554730418</text:p>
          </table:table-cell>
          <table:table-cell table:formula="of:= ASIN(  ([.A105]^2 + [.B$22]) / ([.B$23] * SQRT( [.A105]^2 + [.B$24]^2)) ) - ATAN( [.B$25] / [.A105] )" office:value-type="float" office:value="0.00377720669981799" calcext:value-type="float">
            <text:p>0.003777206699818</text:p>
          </table:table-cell>
          <table:table-cell table:formula="of:= DEGREES([.B105])" office:value-type="float" office:value="0.216418002248109" calcext:value-type="float">
            <text:p>0.216418002248109</text:p>
          </table:table-cell>
          <table:table-cell/>
        </table:table-row>
        <table:table-row table:style-name="ro1">
          <table:table-cell table:formula="of:=[.A105]+0.001" office:value-type="float" office:value="135.023554730418" calcext:value-type="float">
            <text:p>135.023554730418</text:p>
          </table:table-cell>
          <table:table-cell table:formula="of:= ASIN(  ([.A106]^2 + [.B$22]) / ([.B$23] * SQRT( [.A106]^2 + [.B$24]^2)) ) - ATAN( [.B$25] / [.A106] )" office:value-type="float" office:value="0.00383911162883725" calcext:value-type="float">
            <text:p>0.003839111628837</text:p>
          </table:table-cell>
          <table:table-cell table:formula="of:= DEGREES([.B106])" office:value-type="float" office:value="0.219964893411969" calcext:value-type="float">
            <text:p>0.219964893411969</text:p>
          </table:table-cell>
          <table:table-cell/>
        </table:table-row>
        <table:table-row table:style-name="ro1">
          <table:table-cell table:formula="of:=[.A106]+0.001" office:value-type="float" office:value="135.024554730418" calcext:value-type="float">
            <text:p>135.024554730418</text:p>
          </table:table-cell>
          <table:table-cell table:formula="of:= ASIN(  ([.A107]^2 + [.B$22]) / ([.B$23] * SQRT( [.A107]^2 + [.B$24]^2)) ) - ATAN( [.B$25] / [.A107] )" office:value-type="float" office:value="0.00390101603114339" calcext:value-type="float">
            <text:p>0.003901016031143</text:p>
          </table:table-cell>
          <table:table-cell table:formula="of:= DEGREES([.B107])" office:value-type="float" office:value="0.223511754397391" calcext:value-type="float">
            <text:p>0.223511754397391</text:p>
          </table:table-cell>
          <table:table-cell/>
        </table:table-row>
        <table:table-row table:style-name="ro1">
          <table:table-cell table:formula="of:=[.A107]+0.001" office:value-type="float" office:value="135.025554730418" calcext:value-type="float">
            <text:p>135.025554730418</text:p>
          </table:table-cell>
          <table:table-cell table:formula="of:= ASIN(  ([.A108]^2 + [.B$22]) / ([.B$23] * SQRT( [.A108]^2 + [.B$24]^2)) ) - ATAN( [.B$25] / [.A108] )" office:value-type="float" office:value="0.00396291990698927" calcext:value-type="float">
            <text:p>0.003962919906989</text:p>
          </table:table-cell>
          <table:table-cell table:formula="of:= DEGREES([.B108])" office:value-type="float" office:value="0.227058585218862" calcext:value-type="float">
            <text:p>0.227058585218862</text:p>
          </table:table-cell>
          <table:table-cell/>
        </table:table-row>
        <table:table-row table:style-name="ro1">
          <table:table-cell table:formula="of:=[.A108]+0.001" office:value-type="float" office:value="135.026554730418" calcext:value-type="float">
            <text:p>135.026554730418</text:p>
          </table:table-cell>
          <table:table-cell table:formula="of:= ASIN(  ([.A109]^2 + [.B$22]) / ([.B$23] * SQRT( [.A109]^2 + [.B$24]^2)) ) - ATAN( [.B$25] / [.A109] )" office:value-type="float" office:value="0.0040248232566269" calcext:value-type="float">
            <text:p>0.004024823256627</text:p>
          </table:table-cell>
          <table:table-cell table:formula="of:= DEGREES([.B109])" office:value-type="float" office:value="0.230605385890821" calcext:value-type="float">
            <text:p>0.230605385890821</text:p>
          </table:table-cell>
          <table:table-cell/>
        </table:table-row>
        <table:table-row table:style-name="ro1">
          <table:table-cell table:formula="of:=[.A109]+0.001" office:value-type="float" office:value="135.027554730418" calcext:value-type="float">
            <text:p>135.027554730418</text:p>
          </table:table-cell>
          <table:table-cell table:formula="of:= ASIN(  ([.A110]^2 + [.B$22]) / ([.B$23] * SQRT( [.A110]^2 + [.B$24]^2)) ) - ATAN( [.B$25] / [.A110] )" office:value-type="float" office:value="0.00408672608030734" calcext:value-type="float">
            <text:p>0.004086726080307</text:p>
          </table:table-cell>
          <table:table-cell table:formula="of:= DEGREES([.B110])" office:value-type="float" office:value="0.234152156427653" calcext:value-type="float">
            <text:p>0.234152156427653</text:p>
          </table:table-cell>
          <table:table-cell/>
        </table:table-row>
        <table:table-row table:style-name="ro1">
          <table:table-cell table:formula="of:=[.A110]+0.001" office:value-type="float" office:value="135.028554730418" calcext:value-type="float">
            <text:p>135.028554730418</text:p>
          </table:table-cell>
          <table:table-cell table:formula="of:= ASIN(  ([.A111]^2 + [.B$22]) / ([.B$23] * SQRT( [.A111]^2 + [.B$24]^2)) ) - ATAN( [.B$25] / [.A111] )" office:value-type="float" office:value="0.00414862837828426" calcext:value-type="float">
            <text:p>0.004148628378284</text:p>
          </table:table-cell>
          <table:table-cell table:formula="of:= DEGREES([.B111])" office:value-type="float" office:value="0.237698896843891" calcext:value-type="float">
            <text:p>0.237698896843891</text:p>
          </table:table-cell>
          <table:table-cell/>
        </table:table-row>
        <table:table-row table:style-name="ro1">
          <table:table-cell table:formula="of:=[.A111]+0.001" office:value-type="float" office:value="135.029554730418" calcext:value-type="float">
            <text:p>135.029554730418</text:p>
          </table:table-cell>
          <table:table-cell table:formula="of:= ASIN(  ([.A112]^2 + [.B$22]) / ([.B$23] * SQRT( [.A112]^2 + [.B$24]^2)) ) - ATAN( [.B$25] / [.A112] )" office:value-type="float" office:value="0.00421053015080793" calcext:value-type="float">
            <text:p>0.004210530150808</text:p>
          </table:table-cell>
          <table:table-cell table:formula="of:= DEGREES([.B112])" office:value-type="float" office:value="0.241245607153876" calcext:value-type="float">
            <text:p>0.241245607153876</text:p>
          </table:table-cell>
          <table:table-cell/>
        </table:table-row>
        <table:table-row table:style-name="ro1">
          <table:table-cell table:formula="of:=[.A112]+0.001" office:value-type="float" office:value="135.030554730418" calcext:value-type="float">
            <text:p>135.030554730418</text:p>
          </table:table-cell>
          <table:table-cell table:formula="of:= ASIN(  ([.A113]^2 + [.B$22]) / ([.B$23] * SQRT( [.A113]^2 + [.B$24]^2)) ) - ATAN( [.B$25] / [.A113] )" office:value-type="float" office:value="0.00427243139813106" calcext:value-type="float">
            <text:p>0.004272431398131</text:p>
          </table:table-cell>
          <table:table-cell table:formula="of:= DEGREES([.B113])" office:value-type="float" office:value="0.244792287372087" calcext:value-type="float">
            <text:p>0.244792287372087</text:p>
          </table:table-cell>
          <table:table-cell/>
        </table:table-row>
        <table:table-row table:style-name="ro1">
          <table:table-cell table:formula="of:=[.A113]+0.001" office:value-type="float" office:value="135.031554730418" calcext:value-type="float">
            <text:p>135.031554730418</text:p>
          </table:table-cell>
          <table:table-cell table:formula="of:= ASIN(  ([.A114]^2 + [.B$22]) / ([.B$23] * SQRT( [.A114]^2 + [.B$24]^2)) ) - ATAN( [.B$25] / [.A114] )" office:value-type="float" office:value="0.0043343321205056" calcext:value-type="float">
            <text:p>0.004334332120506</text:p>
          </table:table-cell>
          <table:table-cell table:formula="of:= DEGREES([.B114])" office:value-type="float" office:value="0.24833893751296" calcext:value-type="float">
            <text:p>0.24833893751296</text:p>
          </table:table-cell>
          <table:table-cell/>
        </table:table-row>
        <table:table-row table:style-name="ro1">
          <table:table-cell table:formula="of:=[.A114]+0.001" office:value-type="float" office:value="135.032554730418" calcext:value-type="float">
            <text:p>135.032554730418</text:p>
          </table:table-cell>
          <table:table-cell table:formula="of:= ASIN(  ([.A115]^2 + [.B$22]) / ([.B$23] * SQRT( [.A115]^2 + [.B$24]^2)) ) - ATAN( [.B$25] / [.A115] )" office:value-type="float" office:value="0.00439623231818258" calcext:value-type="float">
            <text:p>0.004396232318183</text:p>
          </table:table-cell>
          <table:table-cell table:formula="of:= DEGREES([.B115])" office:value-type="float" office:value="0.251885557590876" calcext:value-type="float">
            <text:p>0.251885557590876</text:p>
          </table:table-cell>
          <table:table-cell/>
        </table:table-row>
        <table:table-row table:style-name="ro1">
          <table:table-cell table:formula="of:=[.A115]+0.001" office:value-type="float" office:value="135.033554730418" calcext:value-type="float">
            <text:p>135.033554730418</text:p>
          </table:table-cell>
          <table:table-cell table:formula="of:= ASIN(  ([.A116]^2 + [.B$22]) / ([.B$23] * SQRT( [.A116]^2 + [.B$24]^2)) ) - ATAN( [.B$25] / [.A116] )" office:value-type="float" office:value="0.00445813199141556" calcext:value-type="float">
            <text:p>0.004458131991416</text:p>
          </table:table-cell>
          <table:table-cell table:formula="of:= DEGREES([.B116])" office:value-type="float" office:value="0.255432147620364" calcext:value-type="float">
            <text:p>0.255432147620364</text:p>
          </table:table-cell>
          <table:table-cell/>
        </table:table-row>
        <table:table-row table:style-name="ro1">
          <table:table-cell table:formula="of:=[.A116]+0.001" office:value-type="float" office:value="135.034554730418" calcext:value-type="float">
            <text:p>135.034554730418</text:p>
          </table:table-cell>
          <table:table-cell table:formula="of:= ASIN(  ([.A117]^2 + [.B$22]) / ([.B$23] * SQRT( [.A117]^2 + [.B$24]^2)) ) - ATAN( [.B$25] / [.A117] )" office:value-type="float" office:value="0.00452003114045472" calcext:value-type="float">
            <text:p>0.004520031140455</text:p>
          </table:table-cell>
          <table:table-cell table:formula="of:= DEGREES([.B117])" office:value-type="float" office:value="0.25897870761576" calcext:value-type="float">
            <text:p>0.25897870761576</text:p>
          </table:table-cell>
          <table:table-cell/>
        </table:table-row>
        <table:table-row table:style-name="ro1">
          <table:table-cell table:formula="of:=[.A117]+0.001" office:value-type="float" office:value="135.035554730418" calcext:value-type="float">
            <text:p>135.035554730418</text:p>
          </table:table-cell>
          <table:table-cell table:formula="of:= ASIN(  ([.A118]^2 + [.B$22]) / ([.B$23] * SQRT( [.A118]^2 + [.B$24]^2)) ) - ATAN( [.B$25] / [.A118] )" office:value-type="float" office:value="0.00458192976555274" calcext:value-type="float">
            <text:p>0.004581929765553</text:p>
          </table:table-cell>
          <table:table-cell table:formula="of:= DEGREES([.B118])" office:value-type="float" office:value="0.262525237591539" calcext:value-type="float">
            <text:p>0.262525237591539</text:p>
          </table:table-cell>
          <table:table-cell/>
        </table:table-row>
        <table:table-row table:style-name="ro1">
          <table:table-cell table:formula="of:=[.A118]+0.001" office:value-type="float" office:value="135.036554730418" calcext:value-type="float">
            <text:p>135.036554730418</text:p>
          </table:table-cell>
          <table:table-cell table:formula="of:= ASIN(  ([.A119]^2 + [.B$22]) / ([.B$23] * SQRT( [.A119]^2 + [.B$24]^2)) ) - ATAN( [.B$25] / [.A119] )" office:value-type="float" office:value="0.00464382786696144" calcext:value-type="float">
            <text:p>0.004643827866961</text:p>
          </table:table-cell>
          <table:table-cell table:formula="of:= DEGREES([.B119])" office:value-type="float" office:value="0.26607173756213" calcext:value-type="float">
            <text:p>0.26607173756213</text:p>
          </table:table-cell>
          <table:table-cell/>
        </table:table-row>
        <table:table-row table:style-name="ro1">
          <table:table-cell table:formula="of:=[.A119]+0.001" office:value-type="float" office:value="135.037554730418" calcext:value-type="float">
            <text:p>135.037554730418</text:p>
          </table:table-cell>
          <table:table-cell table:formula="of:= ASIN(  ([.A120]^2 + [.B$22]) / ([.B$23] * SQRT( [.A120]^2 + [.B$24]^2)) ) - ATAN( [.B$25] / [.A120] )" office:value-type="float" office:value="0.00470572544493265" calcext:value-type="float">
            <text:p>0.004705725444933</text:p>
          </table:table-cell>
          <table:table-cell table:formula="of:= DEGREES([.B120])" office:value-type="float" office:value="0.269618207541963" calcext:value-type="float">
            <text:p>0.269618207541963</text:p>
          </table:table-cell>
          <table:table-cell/>
        </table:table-row>
        <table:table-row table:style-name="ro1">
          <table:table-cell table:formula="of:=[.A120]+0.001" office:value-type="float" office:value="135.038554730418" calcext:value-type="float">
            <text:p>135.038554730418</text:p>
          </table:table-cell>
          <table:table-cell table:formula="of:= ASIN(  ([.A121]^2 + [.B$22]) / ([.B$23] * SQRT( [.A121]^2 + [.B$24]^2)) ) - ATAN( [.B$25] / [.A121] )" office:value-type="float" office:value="0.00476762249971734" calcext:value-type="float">
            <text:p>0.004767622499717</text:p>
          </table:table-cell>
          <table:table-cell table:formula="of:= DEGREES([.B121])" office:value-type="float" office:value="0.273164647545415" calcext:value-type="float">
            <text:p>0.2731646475454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36:20.822515131</meta:creation-date>
    <meta:generator>LibreOffice/6.0.7.3$MacOSX_X86_64 LibreOffice_project/dc89aa7a9eabfd848af146d5086077aeed2ae4a5</meta:generator>
    <dc:date>2019-04-17T21:36:50.663139689</dc:date>
    <meta:editing-duration>PT8H45M</meta:editing-duration>
    <meta:editing-cycles>30</meta:editing-cycles>
    <meta:document-statistic meta:table-count="2" meta:cell-count="761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1.A33:GEOMETRY_1.B144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1.B34:GEOMETRY_1.B144" chart:label-cell-address="GEOMETRY_1.B33:GEOMETRY_1.B33" chart:class="chart:scatter">
            <chart:domain table:cell-range-address="GEOMETRY_1.A34:GEOMETRY_1.A144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1.B33:GEOMETRY_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1.A34:GEOMETRY_1.A144</svg:desc>
                </draw:g>
              </table:table-cell>
              <table:table-cell office:value-type="float" office:value="-1.29205200353187">
                <text:p>-1.29205200353187</text:p>
                <draw:g>
                  <svg:desc>GEOMETRY_1.B34:GEOMETRY_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1.27420756078942">
                <text:p>-1.27420756078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1.2574289558751">
                <text:p>-1.2574289558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1.24154366263891">
                <text:p>-1.2415436626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1.22642111674557">
                <text:p>-1.22642111674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1.21195968378831">
                <text:p>-1.2119596837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1.19807841048211">
                <text:p>-1.19807841048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1.18471157377332">
                <text:p>-1.18471157377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1.1718049486333">
                <text:p>-1.1718049486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1.15931317527308">
                <text:p>-1.15931317527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1.14719785410959">
                <text:p>-1.14719785410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1.13542613676065">
                <text:p>-1.13542613676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1.12396966380037">
                <text:p>-1.12396966380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1.11280375035341">
                <text:p>-1.11280375035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1.10190675232145">
                <text:p>-1.10190675232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1.09125956656583">
                <text:p>-1.09125956656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1.08084523198793">
                <text:p>-1.08084523198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1.07064860767817">
                <text:p>-1.07064860767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1.06065611068263">
                <text:p>-1.06065611068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1.05085550042245">
                <text:p>-1.05085550042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.0412357000066">
                <text:p>-1.0412357000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1.03178664700364">
                <text:p>-1.03178664700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1.02249916794579">
                <text:p>-1.02249916794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1.01336487210977">
                <text:p>-1.01336487210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1.00437606107467">
                <text:p>-1.00437606107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995525651284246">
                <text:p>-0.995525651284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986807107399008">
                <text:p>-0.986807107399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978214384655742">
                <text:p>-0.978214384655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96974187879007">
                <text:p>-0.96974187879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961384382343558">
                <text:p>-0.961384382343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953137046387936">
                <text:p>-0.953137046387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944995346867584">
                <text:p>-0.944995346867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936955054897113">
                <text:p>-0.936955054897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9290122104604">
                <text:p>-0.9290122104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921163099046893">
                <text:p>-0.921163099046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913404230833982">
                <text:p>-0.913404230833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905732322084351">
                <text:p>-0.905732322084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898144278476958">
                <text:p>-0.898144278476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890637180131548">
                <text:p>-0.8906371801315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883208268121081">
                <text:p>-0.883208268121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875854932295284">
                <text:p>-0.875854932295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868574700262893">
                <text:p>-0.868574700262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861365227400584">
                <text:p>-0.8613652274005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854224287774092">
                <text:p>-0.854224287774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847149765871718">
                <text:p>-0.847149765871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840139649063168">
                <text:p>-0.840139649063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833192020707374">
                <text:p>-0.833192020707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826305053842375">
                <text:p>-0.826305053842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819477005398265">
                <text:p>-0.819477005398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812706210881178">
                <text:p>-0.812706210881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805991079482308">
                <text:p>-0.805991079482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799330089571116">
                <text:p>-0.799330089571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792721784536541">
                <text:p>-0.7927217845365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786164768943856">
                <text:p>-0.786164768943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779657704978429">
                <text:p>-0.779657704978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773199309150623">
                <text:p>-0.773199309150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766788349238765">
                <text:p>-0.766788349238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760423641449519">
                <text:p>-0.760423641449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754104047777031">
                <text:p>-0.754104047777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747828473544143">
                <text:p>-0.747828473544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741595865110517">
                <text:p>-0.741595865110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735405207734065">
                <text:p>-0.735405207734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729255523573317">
                <text:p>-0.729255523573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723145869819552">
                <text:p>-0.723145869819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717075336948511">
                <text:p>-0.717075336948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711043047082503">
                <text:p>-0.7110430470825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705048152454464">
                <text:p>-0.705048152454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699089833966349">
                <text:p>-0.699089833966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693167299834842">
                <text:p>-0.693167299834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635753095110238">
                <text:p>-0.635753095110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581208275080314">
                <text:p>-0.581208275080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-0.529045745078219">
                <text:p>-0.529045745078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-0.478889852638099">
                <text:p>-0.478889852638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-0.430442797957584">
                <text:p>-0.430442797957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-0.383462941090681">
                <text:p>-0.383462941090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-0.337750217156433">
                <text:p>-0.337750217156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-0.29313599248467">
                <text:p>-0.29313599248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-0.249475800054623">
                <text:p>-0.2494758000546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-0.206644000441021">
                <text:p>-0.206644000441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-0.164529764202394">
                <text:p>-0.164529764202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-0.123033980725336">
                <text:p>-0.123033980725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-0.0820668276897313">
                <text:p>-0.0820668276897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-0.0415458173319255">
                <text:p>-0.0415458173319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-0.00139418894857713">
                <text:p>-0.00139418894857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0384604477391106">
                <text:p>0.03846044773911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0.0780872903110493">
                <text:p>0.0780872903110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0.117553398884354">
                <text:p>0.117553398884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0.156924675301923">
                <text:p>0.156924675301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0.196266806880065">
                <text:p>0.196266806880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.799999999999">
                <text:p>153.799999999999</text:p>
              </table:table-cell>
              <table:table-cell office:value-type="float" office:value="0.235646212852663">
                <text:p>0.2356462128526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.799999999999">
                <text:p>154.799999999999</text:p>
              </table:table-cell>
              <table:table-cell office:value-type="float" office:value="0.275131032241752">
                <text:p>0.275131032241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99999999999">
                <text:p>155.799999999999</text:p>
              </table:table-cell>
              <table:table-cell office:value-type="float" office:value="0.314792195645829">
                <text:p>0.314792195645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6.799999999999">
                <text:p>156.799999999999</text:p>
              </table:table-cell>
              <table:table-cell office:value-type="float" office:value="0.354704630913596">
                <text:p>0.3547046309135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799999999999">
                <text:p>157.799999999999</text:p>
              </table:table-cell>
              <table:table-cell office:value-type="float" office:value="0.394948664964893">
                <text:p>0.394948664964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.799999999999">
                <text:p>158.799999999999</text:p>
              </table:table-cell>
              <table:table-cell office:value-type="float" office:value="0.435611703040014">
                <text:p>0.435611703040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0.476790295573711">
                <text:p>0.4767902955737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0.518592746961894">
                <text:p>0.518592746961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0.561142488583381">
                <text:p>0.561142488583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0.604582545876746">
                <text:p>0.604582545876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0.649081603378744">
                <text:p>0.649081603378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0.694842463010018">
                <text:p>0.694842463010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0.74211419747097">
                <text:p>0.74211419747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0.791210221889184">
                <text:p>0.791210221889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0.84253627479604">
                <text:p>0.84253627479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0.896635920336508">
                <text:p>0.896635920336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0.954269221652579">
                <text:p>0.954269221652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.01656001170814">
                <text:p>1.01656001170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.08530297651787">
                <text:p>1.08530297651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.16371281795111">
                <text:p>1.16371281795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.2587870831839">
                <text:p>1.25878708318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.39426336246569">
                <text:p>1.39426336246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2.A34:GEOMETRY_2.B121 GEOMETRY_2.B33:GEOMETRY_2.B33" chart:data-source-has-labels="row" svg:x="1.39cm" svg:y="1.535cm" svg:width="17.036cm" svg:height="12.44cm">
          <chartooo:coordinate-region svg:x="2.596cm" svg:y="1.735cm" svg:width="15.316cm" svg:height="12.042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2.B34:GEOMETRY_2.B121" chart:label-cell-address="GEOMETRY_2.B33:GEOMETRY_2.B33" chart:class="chart:scatter">
            <chart:domain table:cell-range-address="GEOMETRY_2.A34:GEOMETRY_2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2.B33:GEOMETRY_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951554730418">
                <text:p>134.951554730418</text:p>
                <draw:g>
                  <svg:desc>GEOMETRY_2.A34:GEOMETRY_2.A121</svg:desc>
                </draw:g>
              </table:table-cell>
              <table:table-cell office:value-type="float" office:value="-0.000619405227807186">
                <text:p>-0.000619405227807186</text:p>
                <draw:g>
                  <svg:desc>GEOMETRY_2.B34:GEOMETRY_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52554730418">
                <text:p>134.952554730418</text:p>
              </table:table-cell>
              <table:table-cell office:value-type="float" office:value="-0.000557462257169968">
                <text:p>-0.00055746225716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953554730418">
                <text:p>134.953554730418</text:p>
              </table:table-cell>
              <table:table-cell office:value-type="float" office:value="-0.000495519831176204">
                <text:p>-0.000495519831176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954554730418">
                <text:p>134.954554730418</text:p>
              </table:table-cell>
              <table:table-cell office:value-type="float" office:value="-0.00043357794957196">
                <text:p>-0.00043357794957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955554730418">
                <text:p>134.955554730418</text:p>
              </table:table-cell>
              <table:table-cell office:value-type="float" office:value="-0.000371636612104174">
                <text:p>-0.000371636612104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.956554730418">
                <text:p>134.956554730418</text:p>
              </table:table-cell>
              <table:table-cell office:value-type="float" office:value="-0.00030969581851982">
                <text:p>-0.00030969581851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.957554730418">
                <text:p>134.957554730418</text:p>
              </table:table-cell>
              <table:table-cell office:value-type="float" office:value="-0.000247755568566689">
                <text:p>-0.000247755568566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958554730418">
                <text:p>134.958554730418</text:p>
              </table:table-cell>
              <table:table-cell office:value-type="float" office:value="-0.000185815861990075">
                <text:p>-0.00018581586199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959554730418">
                <text:p>134.959554730418</text:p>
              </table:table-cell>
              <table:table-cell office:value-type="float" office:value="-0.000123876698538694">
                <text:p>-0.000123876698538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960554730418">
                <text:p>134.960554730418</text:p>
              </table:table-cell>
              <table:table-cell office:value-type="float" office:value="-0.0000619380779586925">
                <text:p>-0.0000619380779586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961554730418">
                <text:p>134.961554730418</text:p>
              </table:table-cell>
              <table:table-cell office:value-type="float" office:value="2.90045765183322E-015">
                <text:p>2.90045765183322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.962554730418">
                <text:p>134.962554730418</text:p>
              </table:table-cell>
              <table:table-cell office:value-type="float" office:value="0.0000619375355990354">
                <text:p>0.00006193753559903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963554730418">
                <text:p>134.963554730418</text:p>
              </table:table-cell>
              <table:table-cell office:value-type="float" office:value="0.000123874529081802">
                <text:p>0.000123874529081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.964554730418">
                <text:p>134.964554730418</text:p>
              </table:table-cell>
              <table:table-cell office:value-type="float" office:value="0.000185810980704977">
                <text:p>0.000185810980704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965554730418">
                <text:p>134.965554730418</text:p>
              </table:table-cell>
              <table:table-cell office:value-type="float" office:value="0.000247746890722288">
                <text:p>0.000247746890722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966554730418">
                <text:p>134.966554730418</text:p>
              </table:table-cell>
              <table:table-cell office:value-type="float" office:value="0.00030968225938497">
                <text:p>0.00030968225938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967554730418">
                <text:p>134.967554730418</text:p>
              </table:table-cell>
              <table:table-cell office:value-type="float" office:value="0.0003716170869459">
                <text:p>0.0003716170869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.968554730418">
                <text:p>134.968554730418</text:p>
              </table:table-cell>
              <table:table-cell office:value-type="float" office:value="0.000433551373659614">
                <text:p>0.00043355137365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969554730418">
                <text:p>134.969554730418</text:p>
              </table:table-cell>
              <table:table-cell office:value-type="float" office:value="0.000495485119777241">
                <text:p>0.000495485119777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970554730418">
                <text:p>134.970554730418</text:p>
              </table:table-cell>
              <table:table-cell office:value-type="float" office:value="0.000557418325552506">
                <text:p>0.000557418325552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.971554730418">
                <text:p>134.971554730418</text:p>
              </table:table-cell>
              <table:table-cell office:value-type="float" office:value="0.000619350991238193">
                <text:p>0.000619350991238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972554730418">
                <text:p>134.972554730418</text:p>
              </table:table-cell>
              <table:table-cell office:value-type="float" office:value="0.000681283117087129">
                <text:p>0.000681283117087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973554730418">
                <text:p>134.973554730418</text:p>
              </table:table-cell>
              <table:table-cell office:value-type="float" office:value="0.000743214703352056">
                <text:p>0.000743214703352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974554730418">
                <text:p>134.974554730418</text:p>
              </table:table-cell>
              <table:table-cell office:value-type="float" office:value="0.000805145750284938">
                <text:p>0.000805145750284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975554730418">
                <text:p>134.975554730418</text:p>
              </table:table-cell>
              <table:table-cell office:value-type="float" office:value="0.000867076258140191">
                <text:p>0.000867076258140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76554730418">
                <text:p>134.976554730418</text:p>
              </table:table-cell>
              <table:table-cell office:value-type="float" office:value="0.000929006227168898">
                <text:p>0.000929006227168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.977554730418">
                <text:p>134.977554730418</text:p>
              </table:table-cell>
              <table:table-cell office:value-type="float" office:value="0.000990935657623731">
                <text:p>0.000990935657623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978554730418">
                <text:p>134.978554730418</text:p>
              </table:table-cell>
              <table:table-cell office:value-type="float" office:value="0.00105286454975913">
                <text:p>0.00105286454975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979554730418">
                <text:p>134.979554730418</text:p>
              </table:table-cell>
              <table:table-cell office:value-type="float" office:value="0.00111479290382691">
                <text:p>0.00111479290382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.980554730418">
                <text:p>134.980554730418</text:p>
              </table:table-cell>
              <table:table-cell office:value-type="float" office:value="0.00117672072007893">
                <text:p>0.00117672072007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981554730418">
                <text:p>134.981554730418</text:p>
              </table:table-cell>
              <table:table-cell office:value-type="float" office:value="0.00123864799876867">
                <text:p>0.00123864799876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982554730418">
                <text:p>134.982554730418</text:p>
              </table:table-cell>
              <table:table-cell office:value-type="float" office:value="0.00130057474014879">
                <text:p>0.00130057474014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983554730418">
                <text:p>134.983554730418</text:p>
              </table:table-cell>
              <table:table-cell office:value-type="float" office:value="0.00136250094447193">
                <text:p>0.00136250094447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.984554730418">
                <text:p>134.984554730418</text:p>
              </table:table-cell>
              <table:table-cell office:value-type="float" office:value="0.00142442661198985">
                <text:p>0.00142442661198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985554730418">
                <text:p>134.985554730418</text:p>
              </table:table-cell>
              <table:table-cell office:value-type="float" office:value="0.00148635174295682">
                <text:p>0.00148635174295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.986554730418">
                <text:p>134.986554730418</text:p>
              </table:table-cell>
              <table:table-cell office:value-type="float" office:value="0.00154827633762375">
                <text:p>0.00154827633762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.987554730418">
                <text:p>134.987554730418</text:p>
              </table:table-cell>
              <table:table-cell office:value-type="float" office:value="0.00161020039624406">
                <text:p>0.00161020039624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.988554730418">
                <text:p>134.988554730418</text:p>
              </table:table-cell>
              <table:table-cell office:value-type="float" office:value="0.0016721239190703">
                <text:p>0.0016721239190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989554730418">
                <text:p>134.989554730418</text:p>
              </table:table-cell>
              <table:table-cell office:value-type="float" office:value="0.00173404690635417">
                <text:p>0.00173404690635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990554730418">
                <text:p>134.990554730418</text:p>
              </table:table-cell>
              <table:table-cell office:value-type="float" office:value="0.00179596935834987">
                <text:p>0.00179596935834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991554730418">
                <text:p>134.991554730418</text:p>
              </table:table-cell>
              <table:table-cell office:value-type="float" office:value="0.00185789127530822">
                <text:p>0.00185789127530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.992554730418">
                <text:p>134.992554730418</text:p>
              </table:table-cell>
              <table:table-cell office:value-type="float" office:value="0.00191981265748255">
                <text:p>0.00191981265748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993554730418">
                <text:p>134.993554730418</text:p>
              </table:table-cell>
              <table:table-cell office:value-type="float" office:value="0.00198173350512538">
                <text:p>0.00198173350512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.994554730418">
                <text:p>134.994554730418</text:p>
              </table:table-cell>
              <table:table-cell office:value-type="float" office:value="0.0020436538184891">
                <text:p>0.0020436538184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.995554730418">
                <text:p>134.995554730418</text:p>
              </table:table-cell>
              <table:table-cell office:value-type="float" office:value="0.00210557359782538">
                <text:p>0.00210557359782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.996554730418">
                <text:p>134.996554730418</text:p>
              </table:table-cell>
              <table:table-cell office:value-type="float" office:value="0.0021674928433883">
                <text:p>0.0021674928433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997554730418">
                <text:p>134.997554730418</text:p>
              </table:table-cell>
              <table:table-cell office:value-type="float" office:value="0.00222941155542861">
                <text:p>0.00222941155542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998554730418">
                <text:p>134.998554730418</text:p>
              </table:table-cell>
              <table:table-cell office:value-type="float" office:value="0.00229132973419954">
                <text:p>0.00229132973419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.999554730418">
                <text:p>134.999554730418</text:p>
              </table:table-cell>
              <table:table-cell office:value-type="float" office:value="0.00235324737995346">
                <text:p>0.00235324737995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00554730418">
                <text:p>135.000554730418</text:p>
              </table:table-cell>
              <table:table-cell office:value-type="float" office:value="0.00241516449294194">
                <text:p>0.00241516449294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001554730418">
                <text:p>135.001554730418</text:p>
              </table:table-cell>
              <table:table-cell office:value-type="float" office:value="0.00247708107341899">
                <text:p>0.00247708107341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02554730418">
                <text:p>135.002554730418</text:p>
              </table:table-cell>
              <table:table-cell office:value-type="float" office:value="0.00253899712163528">
                <text:p>0.00253899712163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003554730418">
                <text:p>135.003554730418</text:p>
              </table:table-cell>
              <table:table-cell office:value-type="float" office:value="0.00260091263784398">
                <text:p>0.00260091263784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.004554730418">
                <text:p>135.004554730418</text:p>
              </table:table-cell>
              <table:table-cell office:value-type="float" office:value="0.00266282762229738">
                <text:p>0.002662827622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005554730418">
                <text:p>135.005554730418</text:p>
              </table:table-cell>
              <table:table-cell office:value-type="float" office:value="0.00272474207524778">
                <text:p>0.0027247420752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006554730418">
                <text:p>135.006554730418</text:p>
              </table:table-cell>
              <table:table-cell office:value-type="float" office:value="0.00278665599694664">
                <text:p>0.00278665599694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.007554730418">
                <text:p>135.007554730418</text:p>
              </table:table-cell>
              <table:table-cell office:value-type="float" office:value="0.00284856938764705">
                <text:p>0.00284856938764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.008554730418">
                <text:p>135.008554730418</text:p>
              </table:table-cell>
              <table:table-cell office:value-type="float" office:value="0.00291048224760126">
                <text:p>0.00291048224760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009554730418">
                <text:p>135.009554730418</text:p>
              </table:table-cell>
              <table:table-cell office:value-type="float" office:value="0.00297239457706149">
                <text:p>0.00297239457706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.010554730418">
                <text:p>135.010554730418</text:p>
              </table:table-cell>
              <table:table-cell office:value-type="float" office:value="0.00303430637627998">
                <text:p>0.00303430637627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.011554730418">
                <text:p>135.011554730418</text:p>
              </table:table-cell>
              <table:table-cell office:value-type="float" office:value="0.00309621764550894">
                <text:p>0.00309621764550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.012554730418">
                <text:p>135.012554730418</text:p>
              </table:table-cell>
              <table:table-cell office:value-type="float" office:value="0.00315812838499972">
                <text:p>0.00315812838499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.013554730418">
                <text:p>135.013554730418</text:p>
              </table:table-cell>
              <table:table-cell office:value-type="float" office:value="0.0032200385950053">
                <text:p>0.00322003859500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.014554730418">
                <text:p>135.014554730418</text:p>
              </table:table-cell>
              <table:table-cell office:value-type="float" office:value="0.00328194827577786">
                <text:p>0.003281948275777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015554730418">
                <text:p>135.015554730418</text:p>
              </table:table-cell>
              <table:table-cell office:value-type="float" office:value="0.00334385742756955">
                <text:p>0.00334385742756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.016554730418">
                <text:p>135.016554730418</text:p>
              </table:table-cell>
              <table:table-cell office:value-type="float" office:value="0.00340576605063252">
                <text:p>0.00340576605063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.017554730418">
                <text:p>135.017554730418</text:p>
              </table:table-cell>
              <table:table-cell office:value-type="float" office:value="0.00346767414521799">
                <text:p>0.00346767414521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.018554730418">
                <text:p>135.018554730418</text:p>
              </table:table-cell>
              <table:table-cell office:value-type="float" office:value="0.00352958171157894">
                <text:p>0.003529581711578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019554730418">
                <text:p>135.019554730418</text:p>
              </table:table-cell>
              <table:table-cell office:value-type="float" office:value="0.00359148874996742">
                <text:p>0.00359148874996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.020554730418">
                <text:p>135.020554730418</text:p>
              </table:table-cell>
              <table:table-cell office:value-type="float" office:value="0.00365339526063554">
                <text:p>0.00365339526063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.021554730418">
                <text:p>135.021554730418</text:p>
              </table:table-cell>
              <table:table-cell office:value-type="float" office:value="0.00371530124383532">
                <text:p>0.00371530124383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022554730418">
                <text:p>135.022554730418</text:p>
              </table:table-cell>
              <table:table-cell office:value-type="float" office:value="0.00377720669981799">
                <text:p>0.00377720669981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023554730418">
                <text:p>135.023554730418</text:p>
              </table:table-cell>
              <table:table-cell office:value-type="float" office:value="0.00383911162883725">
                <text:p>0.00383911162883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5.024554730418">
                <text:p>135.024554730418</text:p>
              </table:table-cell>
              <table:table-cell office:value-type="float" office:value="0.00390101603114339">
                <text:p>0.00390101603114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025554730418">
                <text:p>135.025554730418</text:p>
              </table:table-cell>
              <table:table-cell office:value-type="float" office:value="0.00396291990698927">
                <text:p>0.00396291990698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026554730418">
                <text:p>135.026554730418</text:p>
              </table:table-cell>
              <table:table-cell office:value-type="float" office:value="0.0040248232566269">
                <text:p>0.0040248232566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27554730418">
                <text:p>135.027554730418</text:p>
              </table:table-cell>
              <table:table-cell office:value-type="float" office:value="0.00408672608030734">
                <text:p>0.004086726080307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.028554730418">
                <text:p>135.028554730418</text:p>
              </table:table-cell>
              <table:table-cell office:value-type="float" office:value="0.00414862837828426">
                <text:p>0.004148628378284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.029554730418">
                <text:p>135.029554730418</text:p>
              </table:table-cell>
              <table:table-cell office:value-type="float" office:value="0.00421053015080793">
                <text:p>0.004210530150807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.030554730418">
                <text:p>135.030554730418</text:p>
              </table:table-cell>
              <table:table-cell office:value-type="float" office:value="0.00427243139813106">
                <text:p>0.00427243139813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031554730418">
                <text:p>135.031554730418</text:p>
              </table:table-cell>
              <table:table-cell office:value-type="float" office:value="0.0043343321205056">
                <text:p>0.0043343321205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032554730418">
                <text:p>135.032554730418</text:p>
              </table:table-cell>
              <table:table-cell office:value-type="float" office:value="0.00439623231818258">
                <text:p>0.00439623231818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033554730418">
                <text:p>135.033554730418</text:p>
              </table:table-cell>
              <table:table-cell office:value-type="float" office:value="0.00445813199141556">
                <text:p>0.00445813199141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34554730418">
                <text:p>135.034554730418</text:p>
              </table:table-cell>
              <table:table-cell office:value-type="float" office:value="0.00452003114045472">
                <text:p>0.00452003114045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035554730418">
                <text:p>135.035554730418</text:p>
              </table:table-cell>
              <table:table-cell office:value-type="float" office:value="0.00458192976555274">
                <text:p>0.004581929765552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.036554730418">
                <text:p>135.036554730418</text:p>
              </table:table-cell>
              <table:table-cell office:value-type="float" office:value="0.00464382786696144">
                <text:p>0.00464382786696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037554730418">
                <text:p>135.037554730418</text:p>
              </table:table-cell>
              <table:table-cell office:value-type="float" office:value="0.00470572544493265">
                <text:p>0.00470572544493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.038554730418">
                <text:p>135.038554730418</text:p>
              </table:table-cell>
              <table:table-cell office:value-type="float" office:value="0.00476762249971734">
                <text:p>0.004767622499717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